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impact, 'Courier New', monospace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35cm"/>
      <style:text-properties fo:color="#000000" loext:opacity="100%" style:font-name="Consolas" fo:font-size="7pt" fo:font-weight="normal" fo:background-color="#ffffff" style:font-size-asian="7pt" style:font-size-complex="7pt"/>
    </style:style>
    <style:style style:name="P2" style:family="paragraph" style:parent-style-name="Standard">
      <style:paragraph-properties style:line-height-at-least="0.635cm"/>
      <style:text-properties fo:color="#000000" loext:opacity="100%" fo:font-size="7pt" fo:background-color="#ffffff" style:font-size-asian="7pt" style:font-size-complex="7pt"/>
    </style:style>
    <style:style style:name="P3" style:family="paragraph" style:parent-style-name="Standard">
      <style:paragraph-properties style:line-height-at-least="0.635cm"/>
      <style:text-properties fo:color="#a31515" loext:opacity="100%" fo:font-size="7pt" fo:background-color="#ffffff" style:font-size-asian="7pt" style:font-size-complex="7pt"/>
    </style:style>
    <style:style style:name="P4" style:family="paragraph" style:parent-style-name="Standard">
      <style:paragraph-properties style:line-height-at-least="0.635cm"/>
      <style:text-properties fo:font-size="7pt" style:font-size-asian="7pt" style:font-size-complex="7pt"/>
    </style:style>
    <style:style style:name="P5" style:family="paragraph" style:parent-style-name="Standard">
      <style:paragraph-properties fo:margin-top="0cm" fo:margin-bottom="0.499cm" style:contextual-spacing="false" style:line-height-at-least="0.635cm"/>
      <style:text-properties fo:font-size="7pt" style:font-size-asian="7pt" style:font-size-complex="7pt"/>
    </style:style>
    <style:style style:name="P6" style:family="paragraph" style:parent-style-name="Standard">
      <style:paragraph-properties style:line-height-at-least="0.635cm"/>
      <style:text-properties fo:font-size="7pt" officeooo:rsid="00165c37" style:font-size-asian="7pt" style:font-size-complex="7pt"/>
    </style:style>
    <style:style style:name="P7" style:family="paragraph" style:parent-style-name="Standard">
      <style:paragraph-properties style:line-height-at-least="0.635cm"/>
    </style:style>
    <style:style style:name="P8" style:family="paragraph" style:parent-style-name="Standard">
      <style:paragraph-properties fo:margin-top="0cm" fo:margin-bottom="0.499cm" style:contextual-spacing="false" style:line-height-at-least="0.635cm"/>
    </style:style>
    <style:style style:name="P9" style:family="paragraph" style:parent-style-name="Standard">
      <style:paragraph-properties style:line-height-at-least="0.635cm"/>
      <style:text-properties fo:color="#000000" loext:opacity="100%" style:font-name="Consolas" fo:font-size="13.5pt" fo:font-weight="normal" fo:background-color="#ffffff"/>
    </style:style>
    <style:style style:name="P10" style:family="paragraph" style:parent-style-name="Standard">
      <style:paragraph-properties style:line-height-at-least="0.635cm"/>
      <style:text-properties fo:color="#000000" loext:opacity="100%" style:font-name="Consolas" fo:font-size="13.5pt" fo:font-weight="normal" officeooo:rsid="00165c37" fo:background-color="#ffffff" style:font-size-asian="7pt" style:font-size-complex="7pt"/>
    </style:style>
    <style:style style:name="P11" style:family="paragraph" style:parent-style-name="Standard">
      <style:paragraph-properties style:line-height-at-least="0.635cm"/>
      <style:text-properties fo:color="#000000" loext:opacity="100%" fo:background-color="#ffffff"/>
    </style:style>
    <style:style style:name="P12" style:family="paragraph" style:parent-style-name="Standard">
      <style:paragraph-properties style:line-height-at-least="0.635cm"/>
      <style:text-properties fo:color="#a31515" loext:opacity="100%" fo:background-color="#ffffff"/>
    </style:style>
    <style:style style:name="T1" style:family="text">
      <style:text-properties style:font-name="Consolas" fo:font-size="13.5pt" fo:font-weight="normal"/>
    </style:style>
    <style:style style:name="T2" style:family="text">
      <style:text-properties style:font-name="Consolas" fo:font-weight="normal"/>
    </style:style>
    <style:style style:name="T3" style:family="text">
      <style:text-properties fo:color="#0000ff" loext:opacity="100%"/>
    </style:style>
    <style:style style:name="T4" style:family="text">
      <style:text-properties fo:color="#0000ff" loext:opacity="100%" style:font-name="Consolas" fo:font-size="13.5pt" fo:font-weight="normal"/>
    </style:style>
    <style:style style:name="T5" style:family="text">
      <style:text-properties fo:color="#0000ff" loext:opacity="100%" style:font-name="Consolas" fo:font-weight="normal"/>
    </style:style>
    <style:style style:name="T6" style:family="text">
      <style:text-properties fo:color="#008000" loext:opacity="100%"/>
    </style:style>
    <style:style style:name="T7" style:family="text">
      <style:text-properties fo:color="#008000" loext:opacity="100%" style:font-name="Consolas" fo:font-size="13.5pt" fo:font-weight="normal"/>
    </style:style>
    <style:style style:name="T8" style:family="text">
      <style:text-properties fo:color="#008000" loext:opacity="100%" style:font-name="Consolas" fo:font-weight="normal"/>
    </style:style>
    <style:style style:name="T9" style:family="text">
      <style:text-properties fo:color="#a31515" loext:opacity="100%" style:font-name="Consolas" fo:font-size="13.5pt" fo:font-weight="normal"/>
    </style:style>
    <style:style style:name="T10" style:family="text">
      <style:text-properties fo:color="#a31515" loext:opacity="100%" style:font-name="Consolas" fo:font-weight="normal"/>
    </style:style>
    <style:style style:name="T11" style:family="text">
      <style:text-properties fo:color="#098658" loext:opacity="100%" style:font-name="Consolas" fo:font-size="13.5pt" fo:font-weight="normal"/>
    </style:style>
    <style:style style:name="T12" style:family="text">
      <style:text-properties fo:color="#098658" loext:opacity="100%" style:font-name="Consolas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import</text:span> math <text:span text:style-name="T6"># Import the math module</text:span></text:p>
      <text:p text:style-name="P9"><text:span text:style-name="T3">import</text:span> pygame <text:span text:style-name="T6"># Import the pygame module</text:span></text:p>
      <text:p text:style-name="P9"><text:span text:style-name="T3">import</text:span> random <text:span text:style-name="T6"># Import the random module</text:span></text:p>
      <text:p text:style-name="P9"><text:span text:style-name="T3">import</text:span> os <text:span text:style-name="T6"># Import the os module</text:span></text:p>
      <text:p text:style-name="P9"><text:span text:style-name="T3">import</text:span> json <text:span text:style-name="T6"># Import the json module</text:span></text:p>
      <text:p text:style-name="P9"><text:span text:style-name="T3">import</text:span> datetime <text:span text:style-name="T6"># Import the datetime module</text:span></text:p>
      <text:p text:style-name="P7"/>
      <text:p text:style-name="P9"><text:span text:style-name="T3">class</text:span> Projectile: <text:span text:style-name="T6"># Projectile class</text:span></text:p>
      <text:p text:style-name="P11">    <text:span text:style-name="T9">"""</text:span></text:p>
      <text:p text:style-name="P12">    <text:span text:style-name="T1">A class to simulate the flight of a projectile.</text:span></text:p>
      <text:p text:style-name="P12">    <text:span text:style-name="T1">"""</text:span></text:p>
      <text:p text:style-name="P11">    <text:span text:style-name="T4">def</text:span><text:span text:style-name="T1"> __init__(self, x0, y0, vx0, vy0, mass, Cd, B2, gravity):</text:span></text:p>
      <text:p text:style-name="P11">        <text:span text:style-name="T9">"""</text:span></text:p>
      <text:p text:style-name="P12">        <text:span text:style-name="T1">Initialize the projectile with its initial position, velocity, mass, drag</text:span></text:p>
      <text:p text:style-name="P12">        <text:span text:style-name="T1">coefficient, and the constant for air resistance.</text:span></text:p>
      <text:p text:style-name="P12">        <text:span text:style-name="T1">"""</text:span></text:p>
      <text:p text:style-name="P11">        <text:span text:style-name="T4">self</text:span><text:span text:style-name="T1">.x = x0 </text:span><text:span text:style-name="T7"># Initial x-position</text:span></text:p>
      <text:p text:style-name="P11">        <text:span text:style-name="T4">self</text:span><text:span text:style-name="T1">.y = y0 </text:span><text:span text:style-name="T7"># Initial y-position</text:span></text:p>
      <text:p text:style-name="P11">        <text:span text:style-name="T4">self</text:span><text:span text:style-name="T1">.vx = vx0 </text:span><text:span text:style-name="T7"># Initial x-velocity</text:span></text:p>
      <text:p text:style-name="P11">        <text:span text:style-name="T4">self</text:span><text:span text:style-name="T1">.vy = vy0 </text:span><text:span text:style-name="T7"># Initial y-velocity</text:span></text:p>
      <text:p text:style-name="P11">        <text:span text:style-name="T4">self</text:span><text:span text:style-name="T1">.m = mass </text:span><text:span text:style-name="T7"># Mass of the projectile</text:span></text:p>
      <text:p text:style-name="P11">        <text:span text:style-name="T4">self</text:span><text:span text:style-name="T1">.Cd = Cd </text:span><text:span text:style-name="T7"># Drag coefficient</text:span></text:p>
      <text:p text:style-name="P11">        <text:span text:style-name="T4">self</text:span><text:span text:style-name="T1">.B2 = B2 </text:span><text:span text:style-name="T7"># Constant for air resistance</text:span></text:p>
      <text:p text:style-name="P11">        <text:span text:style-name="T4">self</text:span><text:span text:style-name="T1">.gravity = gravity </text:span><text:span text:style-name="T7"># Acceleration due to gravity</text:span></text:p>
      <text:p text:style-name="P11">        <text:span text:style-name="T4">self</text:span><text:span text:style-name="T1">.max_vel = </text:span><text:span text:style-name="T11">100</text:span><text:span text:style-name="T1"> </text:span><text:span text:style-name="T7"># Maximum velocity of the projectile</text:span></text:p>
      <text:p text:style-name="P11">        <text:span text:style-name="T4">self</text:span><text:span text:style-name="T1">.wind_speed = </text:span><text:span text:style-name="T11">0</text:span><text:span text:style-name="T1"> </text:span><text:span text:style-name="T7"># Wind speed in m/s</text:span></text:p>
      <text:p text:style-name="P11">        <text:span text:style-name="T4">self</text:span><text:span text:style-name="T1">.wind_angle = </text:span><text:span text:style-name="T11">0</text:span><text:span text:style-name="T1"> </text:span><text:span text:style-name="T7"># Wind direction in degrees</text:span></text:p>
      <text:p text:style-name="P11">        <text:span text:style-name="T4">self</text:span><text:span text:style-name="T1">.wind_x = </text:span><text:span text:style-name="T11">0</text:span><text:span text:style-name="T1"> </text:span><text:span text:style-name="T7"># Wind speed in m/s (x-component)</text:span></text:p>
      <text:p text:style-name="P11">        <text:span text:style-name="T4">self</text:span><text:span text:style-name="T1">.wind_y = </text:span><text:span text:style-name="T11">0</text:span><text:span text:style-name="T1"> </text:span><text:span text:style-name="T7"># Wind speed in m/s (y-component)</text:span></text:p>
      <text:p text:style-name="P11">        <text:span text:style-name="T4">self</text:span><text:span text:style-name="T1">.hit_target = </text:span><text:span text:style-name="T4">False</text:span><text:span text:style-name="T1"> </text:span><text:span text:style-name="T7"># A boolean variable to indicate if the projectile has hit the target</text:span></text:p>
      <text:p text:style-name="P11">        <text:span text:style-name="T4">self</text:span><text:span text:style-name="T1">.distance_traveled = </text:span><text:span text:style-name="T11">0</text:span><text:span text:style-name="T1"> </text:span><text:span text:style-name="T7"># The distance traveled by the </text:span></text:p>
      <text:p text:style-name="P11">        <text:span text:style-name="T4">self</text:span><text:span text:style-name="T1">.distance_traveled_x = </text:span><text:span text:style-name="T11">0</text:span><text:span text:style-name="T1"> </text:span><text:span text:style-name="T7"># The distance traveled by the projectile in the x-direction</text:span></text:p>
      <text:p text:style-name="P11">        <text:span text:style-name="T4">self</text:span><text:span text:style-name="T1">.distance_traveled_y = </text:span><text:span text:style-name="T11">0</text:span><text:span text:style-name="T1"> </text:span><text:span text:style-name="T7"># The distance traveled by the projectile in the y-direction</text:span></text:p>
      <text:p text:style-name="P7"/>
      <text:p text:style-name="P11">        <text:span text:style-name="T7"># Initialize the list of points in the projectile's trajectory</text:span></text:p>
      <text:p text:style-name="P11"><text:soft-page-break/>        <text:span text:style-name="T4">self</text:span><text:span text:style-name="T1">.trajectory = [] </text:span><text:span text:style-name="T7"># A list of points that follow the projectile path</text:span></text:p>
      <text:p text:style-name="P7"/>
      <text:p text:style-name="P11">        <text:span text:style-name="T7"># Set the time step</text:span></text:p>
      <text:p text:style-name="P11">        <text:span text:style-name="T4">self</text:span><text:span text:style-name="T1">.dt = </text:span><text:span text:style-name="T11">0.01</text:span><text:span text:style-name="T1"> </text:span><text:span text:style-name="T7"># Time step is how often the position of the projectile is updated in the simulation (not the same as the frame rate)</text:span></text:p>
      <text:p text:style-name="P7"/>
      <text:p text:style-name="P11">        <text:span text:style-name="T7"># Initialize the air resistance force using the drag formula</text:span></text:p>
      <text:p text:style-name="P11">        <text:span text:style-name="T4">self</text:span><text:span text:style-name="T1">.Fx = -</text:span><text:span text:style-name="T11">0.5</text:span><text:span text:style-name="T1"> * Cd * B2 * vx0 * math.sqrt(vx0**</text:span><text:span text:style-name="T11">2</text:span><text:span text:style-name="T1"> + vy0**</text:span><text:span text:style-name="T11">2</text:span><text:span text:style-name="T1">) </text:span><text:span text:style-name="T7"># The x-component of the air resistance force</text:span></text:p>
      <text:p text:style-name="P11">        <text:span text:style-name="T4">self</text:span><text:span text:style-name="T1">.Fy = -</text:span><text:span text:style-name="T11">0.5</text:span><text:span text:style-name="T1"> * Cd * B2 * vy0 * math.sqrt(vx0**</text:span><text:span text:style-name="T11">2</text:span><text:span text:style-name="T1"> + vy0**</text:span><text:span text:style-name="T11">2</text:span><text:span text:style-name="T1">) </text:span><text:span text:style-name="T7"># The y-component of the air resistance force</text:span></text:p>
      <text:p text:style-name="P7"/>
      <text:p text:style-name="P11">        <text:span text:style-name="T7"># Initialize the acceleration of the projectile</text:span></text:p>
      <text:p text:style-name="P11">        <text:span text:style-name="T4">self</text:span><text:span text:style-name="T1">.ax = </text:span><text:span text:style-name="T4">self</text:span><text:span text:style-name="T1">.Fx / </text:span><text:span text:style-name="T4">self</text:span><text:span text:style-name="T1">.m </text:span><text:span text:style-name="T7"># The x-component of the acceleration of the projectile</text:span></text:p>
      <text:p text:style-name="P11">        <text:span text:style-name="T4">self</text:span><text:span text:style-name="T1">.ay = </text:span><text:span text:style-name="T4">self</text:span><text:span text:style-name="T1">.Fy / </text:span><text:span text:style-name="T4">self</text:span><text:span text:style-name="T1">.m </text:span><text:span text:style-name="T7"># The y-component of the acceleration of the projectile</text:span></text:p>
      <text:p text:style-name="P7"/>
      <text:p text:style-name="P11">        <text:span text:style-name="T7"># Initialize the lists of positions</text:span></text:p>
      <text:p text:style-name="P11">        <text:span text:style-name="T4">self</text:span><text:span text:style-name="T1">.xs = [</text:span><text:span text:style-name="T4">self</text:span><text:span text:style-name="T1">.x] </text:span><text:span text:style-name="T7"># A list of the x-positions of the projectile</text:span></text:p>
      <text:p text:style-name="P11">        <text:span text:style-name="T4">self</text:span><text:span text:style-name="T1">.ys = [</text:span><text:span text:style-name="T4">self</text:span><text:span text:style-name="T1">.y] </text:span><text:span text:style-name="T7"># A list of the y-positions of the projectile</text:span></text:p>
      <text:p text:style-name="P7"/>
      <text:p text:style-name="P11">    <text:span text:style-name="T4">def</text:span><text:span text:style-name="T1"> set_wind(self, wind_speed, wind_angle):</text:span></text:p>
      <text:p text:style-name="P11">        <text:span text:style-name="T9">"""</text:span></text:p>
      <text:p text:style-name="P12">        <text:span text:style-name="T1">A method to set the wind speed and direction.</text:span></text:p>
      <text:p text:style-name="P12">        <text:span text:style-name="T1">"""</text:span></text:p>
      <text:p text:style-name="P11">        <text:span text:style-name="T4">self</text:span><text:span text:style-name="T1">.wind_speed = wind_speed</text:span></text:p>
      <text:p text:style-name="P11">        <text:span text:style-name="T4">self</text:span><text:span text:style-name="T1">.wind_angle = wind_angle</text:span></text:p>
      <text:p text:style-name="P11">        <text:span text:style-name="T4">self</text:span><text:span text:style-name="T1">.wind_x = </text:span><text:span text:style-name="T4">self</text:span><text:span text:style-name="T1">.wind_speed * math.cos(math.radians(</text:span><text:span text:style-name="T4">self</text:span><text:span text:style-name="T1">.wind_angle))</text:span></text:p>
      <text:p text:style-name="P11">        <text:span text:style-name="T4">self</text:span><text:span text:style-name="T1">.wind_y = </text:span><text:span text:style-name="T4">self</text:span><text:span text:style-name="T1">.wind_speed * math.sin(math.radians(</text:span><text:span text:style-name="T4">self</text:span><text:span text:style-name="T1">.wind_angle))</text:span></text:p>
      <text:p text:style-name="P11">    </text:p>
      <text:p text:style-name="P11">    <text:span text:style-name="T4">def</text:span><text:span text:style-name="T1"> set_position(self, x, y):</text:span></text:p>
      <text:p text:style-name="P11">        <text:span text:style-name="T9">"""</text:span></text:p>
      <text:p text:style-name="P12">        <text:span text:style-name="T1">A method to set the position of the projectile.</text:span></text:p>
      <text:p text:style-name="P12"><text:soft-page-break/>        <text:span text:style-name="T1">"""</text:span></text:p>
      <text:p text:style-name="P11">        <text:span text:style-name="T4">self</text:span><text:span text:style-name="T1">.x = x </text:span><text:span text:style-name="T7"># Set the x-position of the projectile to the value of the parameter x</text:span></text:p>
      <text:p text:style-name="P11">        <text:span text:style-name="T4">self</text:span><text:span text:style-name="T1">.y = y </text:span><text:span text:style-name="T7"># Set the y-position of the projectile to the value of the parameter y</text:span></text:p>
      <text:p text:style-name="P7"/>
      <text:p text:style-name="P11">    <text:span text:style-name="T4">def</text:span><text:span text:style-name="T1"> update_position(self):</text:span></text:p>
      <text:p text:style-name="P11">        <text:span text:style-name="T7"># Calculate the air resistance force</text:span></text:p>
      <text:p text:style-name="P11">        <text:span text:style-name="T4">self</text:span><text:span text:style-name="T1">.Fx = -</text:span><text:span text:style-name="T11">0.5</text:span><text:span text:style-name="T1"> * </text:span><text:span text:style-name="T4">self</text:span><text:span text:style-name="T1">.Cd * </text:span><text:span text:style-name="T4">self</text:span><text:span text:style-name="T1">.B2 * </text:span><text:span text:style-name="T4">self</text:span><text:span text:style-name="T1">.vx * </text:span><text:span text:style-name="T4">self</text:span><text:span text:style-name="T1">.vx </text:span><text:span text:style-name="T7"># A calculation of the x-component of the air resistance force</text:span></text:p>
      <text:p text:style-name="P11">        <text:span text:style-name="T4">self</text:span><text:span text:style-name="T1">.Fy = -</text:span><text:span text:style-name="T11">0.5</text:span><text:span text:style-name="T1"> * </text:span><text:span text:style-name="T4">self</text:span><text:span text:style-name="T1">.Cd * </text:span><text:span text:style-name="T4">self</text:span><text:span text:style-name="T1">.B2 * </text:span><text:span text:style-name="T4">self</text:span><text:span text:style-name="T1">.vy * </text:span><text:span text:style-name="T4">self</text:span><text:span text:style-name="T1">.vy + </text:span><text:span text:style-name="T4">self</text:span><text:span text:style-name="T1">.gravity  </text:span><text:span text:style-name="T7"># Reverse the sign of the y-component of the velocity so that the y-axis points up and is displayed correctly on the screen</text:span></text:p>
      <text:p text:style-name="P7"/>
      <text:p text:style-name="P11">        <text:span text:style-name="T7">#Add wind speed to the air resistance force</text:span></text:p>
      <text:p text:style-name="P11">        <text:span text:style-name="T4">self</text:span><text:span text:style-name="T1">.Fx = </text:span><text:span text:style-name="T4">self</text:span><text:span text:style-name="T1">.Fx + </text:span><text:span text:style-name="T4">self</text:span><text:span text:style-name="T1">.wind_x</text:span></text:p>
      <text:p text:style-name="P11">        <text:span text:style-name="T4">self</text:span><text:span text:style-name="T1">.Fy = </text:span><text:span text:style-name="T4">self</text:span><text:span text:style-name="T1">.Fy - </text:span><text:span text:style-name="T4">self</text:span><text:span text:style-name="T1">.wind_y</text:span></text:p>
      <text:p text:style-name="P7"/>
      <text:p text:style-name="P11">        <text:span text:style-name="T7"># Calculate the acceleration of the projectile</text:span></text:p>
      <text:p text:style-name="P11">        <text:span text:style-name="T4">self</text:span><text:span text:style-name="T1">.ax = </text:span><text:span text:style-name="T4">self</text:span><text:span text:style-name="T1">.Fx / </text:span><text:span text:style-name="T4">self</text:span><text:span text:style-name="T1">.m </text:span><text:span text:style-name="T7"># A calculation of the x-component of the acceleration of the projectile</text:span></text:p>
      <text:p text:style-name="P11">        <text:span text:style-name="T4">self</text:span><text:span text:style-name="T1">.ay = </text:span><text:span text:style-name="T4">self</text:span><text:span text:style-name="T1">.Fy / </text:span><text:span text:style-name="T4">self</text:span><text:span text:style-name="T1">.m </text:span><text:span text:style-name="T7"># A calculation of the y-component of the acceleration of the projectile</text:span></text:p>
      <text:p text:style-name="P7"/>
      <text:p text:style-name="P11">        <text:span text:style-name="T7"># Update the position and velocity of the projectile</text:span></text:p>
      <text:p text:style-name="P11">        <text:span text:style-name="T4">self</text:span><text:span text:style-name="T1">.x = </text:span><text:span text:style-name="T4">self</text:span><text:span text:style-name="T1">.x + </text:span><text:span text:style-name="T4">self</text:span><text:span text:style-name="T1">.vx * </text:span><text:span text:style-name="T4">self</text:span><text:span text:style-name="T1">.dt </text:span><text:span text:style-name="T7"># A calculation of the new x-position of the projectile</text:span></text:p>
      <text:p text:style-name="P11">        <text:span text:style-name="T4">self</text:span><text:span text:style-name="T1">.y = </text:span><text:span text:style-name="T4">self</text:span><text:span text:style-name="T1">.y - </text:span><text:span text:style-name="T4">self</text:span><text:span text:style-name="T1">.vy * </text:span><text:span text:style-name="T4">self</text:span><text:span text:style-name="T1">.dt </text:span><text:span text:style-name="T7"># Reverse the sign of the y-coordinate (same reason as above)</text:span></text:p>
      <text:p text:style-name="P11">        <text:span text:style-name="T4">self</text:span><text:span text:style-name="T1">.vx = </text:span><text:span text:style-name="T4">self</text:span><text:span text:style-name="T1">.vx + </text:span><text:span text:style-name="T4">self</text:span><text:span text:style-name="T1">.ax * </text:span><text:span text:style-name="T4">self</text:span><text:span text:style-name="T1">.dt </text:span><text:span text:style-name="T7"># A calculation of the new x-velocity of the projectile</text:span></text:p>
      <text:p text:style-name="P11">        <text:span text:style-name="T4">self</text:span><text:span text:style-name="T1">.vy = </text:span><text:span text:style-name="T4">self</text:span><text:span text:style-name="T1">.vy - </text:span><text:span text:style-name="T4">self</text:span><text:span text:style-name="T1">.ay * </text:span><text:span text:style-name="T4">self</text:span><text:span text:style-name="T1">.dt  </text:span><text:span text:style-name="T7"># Reverse the sign of the y-velocity (same reason as above)</text:span></text:p>
      <text:p text:style-name="P7"/>
      <text:p text:style-name="P11">        <text:span text:style-name="T7"># Add the new position of the projectile to the list of positions</text:span></text:p>
      <text:p text:style-name="P11">        <text:span text:style-name="T4">self</text:span><text:span text:style-name="T1">.xs.append(</text:span><text:span text:style-name="T4">self</text:span><text:span text:style-name="T1">.x) </text:span><text:span text:style-name="T7"># Add the new x-position of the projectile to the list of x-positions</text:span></text:p>
      <text:p text:style-name="P11">        <text:span text:style-name="T4">self</text:span><text:span text:style-name="T1">.ys.append(</text:span><text:span text:style-name="T4">self</text:span><text:span text:style-name="T1">.y) </text:span><text:span text:style-name="T7"># Add the new y-position of the </text:span><text:soft-page-break/><text:span text:style-name="T7">projectile to the list of y-positions</text:span></text:p>
      <text:p text:style-name="P11">        <text:span text:style-name="T7"># Add the current position of the projectile to the list of points in its trajectory</text:span></text:p>
      <text:p text:style-name="P11">        <text:span text:style-name="T4">self</text:span><text:span text:style-name="T1">.trajectory.append((</text:span><text:span text:style-name="T4">self</text:span><text:span text:style-name="T1">.x, </text:span><text:span text:style-name="T4">self</text:span><text:span text:style-name="T1">.y)) </text:span><text:span text:style-name="T7"># Add the current position of the projectile to the list of points in its trajectory</text:span></text:p>
      <text:p text:style-name="P11">        <text:span text:style-name="T7"># Update the distance traveled by the projectile</text:span></text:p>
      <text:p text:style-name="P11">        <text:span text:style-name="T4">self</text:span><text:span text:style-name="T1">.distance_traveled = </text:span><text:span text:style-name="T4">self</text:span><text:span text:style-name="T1">.distance_traveled + math.sqrt((</text:span><text:span text:style-name="T4">self</text:span><text:span text:style-name="T1">.xs[-</text:span><text:span text:style-name="T11">1</text:span><text:span text:style-name="T1">] - </text:span><text:span text:style-name="T4">self</text:span><text:span text:style-name="T1">.xs[-</text:span><text:span text:style-name="T11">2</text:span><text:span text:style-name="T1">])**</text:span><text:span text:style-name="T11">2</text:span><text:span text:style-name="T1"> + (</text:span><text:span text:style-name="T4">self</text:span><text:span text:style-name="T1">.ys[-</text:span><text:span text:style-name="T11">1</text:span><text:span text:style-name="T1">] - </text:span><text:span text:style-name="T4">self</text:span><text:span text:style-name="T1">.ys[-</text:span><text:span text:style-name="T11">2</text:span><text:span text:style-name="T1">])**</text:span><text:span text:style-name="T11">2</text:span><text:span text:style-name="T1">) </text:span><text:span text:style-name="T7"># Update the distance traveled by the projectile</text:span></text:p>
      <text:p text:style-name="P11">        <text:span text:style-name="T4">self</text:span><text:span text:style-name="T1">.distance_traveled_x = </text:span><text:span text:style-name="T4">self</text:span><text:span text:style-name="T1">.distance_traveled_x + math.sqrt((</text:span><text:span text:style-name="T4">self</text:span><text:span text:style-name="T1">.xs[-</text:span><text:span text:style-name="T11">1</text:span><text:span text:style-name="T1">] - </text:span><text:span text:style-name="T4">self</text:span><text:span text:style-name="T1">.xs[-</text:span><text:span text:style-name="T11">2</text:span><text:span text:style-name="T1">])**</text:span><text:span text:style-name="T11">2</text:span><text:span text:style-name="T1">) </text:span><text:span text:style-name="T7"># Update the distance traveled by the projectile in the x-direction</text:span></text:p>
      <text:p text:style-name="P11">        <text:span text:style-name="T4">self</text:span><text:span text:style-name="T1">.distance_traveled_y = </text:span><text:span text:style-name="T4">self</text:span><text:span text:style-name="T1">.distance_traveled_y + math.sqrt((</text:span><text:span text:style-name="T4">self</text:span><text:span text:style-name="T1">.ys[-</text:span><text:span text:style-name="T11">1</text:span><text:span text:style-name="T1">] - </text:span><text:span text:style-name="T4">self</text:span><text:span text:style-name="T1">.ys[-</text:span><text:span text:style-name="T11">2</text:span><text:span text:style-name="T1">])**</text:span><text:span text:style-name="T11">2</text:span><text:span text:style-name="T1">) </text:span><text:span text:style-name="T7"># Update the distance traveled by the projectile in the y-direction</text:span></text:p>
      <text:p text:style-name="P7"/>
      <text:p text:style-name="P11">    <text:span text:style-name="T4">def</text:span><text:span text:style-name="T1"> set_vx_vy(self, vx, vy):</text:span></text:p>
      <text:p text:style-name="P11">        <text:span text:style-name="T9">"""</text:span></text:p>
      <text:p text:style-name="P12">        <text:span text:style-name="T1">A method to set the velocity of the projectile while ensuring that the velocity does not exceed the maximum velocity.</text:span></text:p>
      <text:p text:style-name="P12">        <text:span text:style-name="T1">"""</text:span></text:p>
      <text:p text:style-name="P11">        <text:span text:style-name="T4">if</text:span><text:span text:style-name="T1"> vx &gt; </text:span><text:span text:style-name="T4">self</text:span><text:span text:style-name="T1">.max_vel:</text:span></text:p>
      <text:p text:style-name="P11">            <text:span text:style-name="T4">self</text:span><text:span text:style-name="T1">.vx = </text:span><text:span text:style-name="T4">self</text:span><text:span text:style-name="T1">.max_vel</text:span></text:p>
      <text:p text:style-name="P11">        <text:span text:style-name="T4">elif</text:span><text:span text:style-name="T1"> vx &lt; -</text:span><text:span text:style-name="T4">self</text:span><text:span text:style-name="T1">.max_vel:</text:span></text:p>
      <text:p text:style-name="P11">            <text:span text:style-name="T4">self</text:span><text:span text:style-name="T1">.vx = -</text:span><text:span text:style-name="T4">self</text:span><text:span text:style-name="T1">.max_vel</text:span></text:p>
      <text:p text:style-name="P11">        <text:span text:style-name="T4">else</text:span><text:span text:style-name="T1">:</text:span></text:p>
      <text:p text:style-name="P11">            <text:span text:style-name="T4">self</text:span><text:span text:style-name="T1">.vx = vx</text:span></text:p>
      <text:p text:style-name="P11">        <text:span text:style-name="T4">if</text:span><text:span text:style-name="T1"> vy &gt; </text:span><text:span text:style-name="T4">self</text:span><text:span text:style-name="T1">.max_vel:</text:span></text:p>
      <text:p text:style-name="P11">            <text:span text:style-name="T4">self</text:span><text:span text:style-name="T1">.vy = </text:span><text:span text:style-name="T4">self</text:span><text:span text:style-name="T1">.max_vel</text:span></text:p>
      <text:p text:style-name="P11">        <text:span text:style-name="T4">elif</text:span><text:span text:style-name="T1"> vy &lt; -</text:span><text:span text:style-name="T4">self</text:span><text:span text:style-name="T1">.max_vel:</text:span></text:p>
      <text:p text:style-name="P11">            <text:span text:style-name="T4">self</text:span><text:span text:style-name="T1">.vy = -</text:span><text:span text:style-name="T4">self</text:span><text:span text:style-name="T1">.max_vel</text:span></text:p>
      <text:p text:style-name="P11">        <text:span text:style-name="T4">else</text:span><text:span text:style-name="T1">:</text:span></text:p>
      <text:p text:style-name="P11">            <text:span text:style-name="T4">self</text:span><text:span text:style-name="T1">.vy = vy</text:span></text:p>
      <text:p text:style-name="P7"/>
      <text:p text:style-name="P11">    <text:span text:style-name="T4">def</text:span><text:span text:style-name="T1"> get_position(self):</text:span></text:p>
      <text:p text:style-name="P11">        <text:span text:style-name="T9">"""</text:span></text:p>
      <text:p text:style-name="P12">        <text:span text:style-name="T1">A method to return the current position of the projectile.</text:span></text:p>
      <text:p text:style-name="P12">        <text:span text:style-name="T1">"""</text:span></text:p>
      <text:p text:style-name="P11"><text:soft-page-break/>        <text:span text:style-name="T4">return</text:span><text:span text:style-name="T1"> </text:span><text:span text:style-name="T4">self</text:span><text:span text:style-name="T1">.x, </text:span><text:span text:style-name="T4">self</text:span><text:span text:style-name="T1">.y </text:span><text:span text:style-name="T7"># Return the current position of the projectile as a tuple</text:span></text:p>
      <text:p text:style-name="P7"/>
      <text:p text:style-name="P11">    <text:span text:style-name="T4">def</text:span><text:span text:style-name="T1"> get_velocity(self):</text:span></text:p>
      <text:p text:style-name="P11">        <text:span text:style-name="T9">"""</text:span></text:p>
      <text:p text:style-name="P12">        <text:span text:style-name="T1">A method to return the current velocity of the projectile.</text:span></text:p>
      <text:p text:style-name="P12">        <text:span text:style-name="T1">"""</text:span></text:p>
      <text:p text:style-name="P11">        <text:span text:style-name="T4">return</text:span><text:span text:style-name="T1"> </text:span><text:span text:style-name="T4">self</text:span><text:span text:style-name="T1">.vx, </text:span><text:span text:style-name="T4">self</text:span><text:span text:style-name="T1">.vy </text:span><text:span text:style-name="T7"># Return the current velocity of the projectile as a tuple</text:span></text:p>
      <text:p text:style-name="P7"/>
      <text:p text:style-name="P9"><text:span text:style-name="T3">class</text:span> Goal:</text:p>
      <text:p text:style-name="P11">    <text:span text:style-name="T9">"""</text:span></text:p>
      <text:p text:style-name="P12">    <text:span text:style-name="T1">A class to represent the goal.</text:span></text:p>
      <text:p text:style-name="P12">    <text:span text:style-name="T1">"""</text:span></text:p>
      <text:p text:style-name="P11">    <text:span text:style-name="T4">def</text:span><text:span text:style-name="T1"> __init__(self, x, y, width, height):</text:span></text:p>
      <text:p text:style-name="P11">        <text:span text:style-name="T9">"""</text:span></text:p>
      <text:p text:style-name="P12">        <text:span text:style-name="T1">Initialize the goal with its position and size.</text:span></text:p>
      <text:p text:style-name="P12">        <text:span text:style-name="T1">"""</text:span></text:p>
      <text:p text:style-name="P11">        <text:span text:style-name="T4">self</text:span><text:span text:style-name="T1">.x = x </text:span><text:span text:style-name="T7"># Set the x-position of the goal to the value of the parameter x</text:span></text:p>
      <text:p text:style-name="P11">        <text:span text:style-name="T4">self</text:span><text:span text:style-name="T1">.y = y </text:span><text:span text:style-name="T7"># Set the y-position of the goal to the value of the parameter y</text:span></text:p>
      <text:p text:style-name="P11">        <text:span text:style-name="T4">self</text:span><text:span text:style-name="T1">.width = width </text:span><text:span text:style-name="T7"># Set the width of the goal to the value of the parameter width</text:span></text:p>
      <text:p text:style-name="P11">        <text:span text:style-name="T4">self</text:span><text:span text:style-name="T1">.height = height </text:span><text:span text:style-name="T7"># Set the height of the goal to the value of the parameter height</text:span></text:p>
      <text:p text:style-name="P11">        <text:span text:style-name="T4">self</text:span><text:span text:style-name="T1">.colour = (</text:span><text:span text:style-name="T11">155</text:span><text:span text:style-name="T1">, </text:span><text:span text:style-name="T11">255</text:span><text:span text:style-name="T1">, </text:span><text:span text:style-name="T11">155</text:span><text:span text:style-name="T1">) </text:span><text:span text:style-name="T7"># Set the colour of the goal to a light green (pre defined colour and not a parameter)</text:span></text:p>
      <text:p text:style-name="P7"/>
      <text:p text:style-name="P11">    <text:span text:style-name="T4">def</text:span><text:span text:style-name="T1"> draw(self, screen):</text:span></text:p>
      <text:p text:style-name="P11">        <text:span text:style-name="T9">"""</text:span></text:p>
      <text:p text:style-name="P12">        <text:span text:style-name="T1">A method to draw the goal on the screen.</text:span></text:p>
      <text:p text:style-name="P12">        <text:span text:style-name="T1">"""</text:span></text:p>
      <text:p text:style-name="P11">        <text:span text:style-name="T1">pygame.draw.rect(screen, </text:span><text:span text:style-name="T4">self</text:span><text:span text:style-name="T1">.colour, (</text:span><text:span text:style-name="T4">self</text:span><text:span text:style-name="T1">.x, </text:span><text:span text:style-name="T4">self</text:span><text:span text:style-name="T1">.y, </text:span><text:span text:style-name="T4">self</text:span><text:span text:style-name="T1">.width, </text:span><text:span text:style-name="T4">self</text:span><text:span text:style-name="T1">.height)) </text:span><text:span text:style-name="T7"># Draw the goal on the screen as a rectangle with the colour, position, and size specified by the attributes of the goal object</text:span></text:p>
      <text:p text:style-name="P7"/>
      <text:p text:style-name="P11">    <text:span text:style-name="T4">def</text:span><text:span text:style-name="T1"> check_collision(self, projectile):</text:span></text:p>
      <text:p text:style-name="P11">        <text:span text:style-name="T9">"""</text:span></text:p>
      <text:p text:style-name="P12"><text:soft-page-break/>        <text:span text:style-name="T1">A method to check if the projectile has collided with the goal.</text:span></text:p>
      <text:p text:style-name="P12">        <text:span text:style-name="T1">"""</text:span></text:p>
      <text:p text:style-name="P11">        <text:span text:style-name="T1">x, y = projectile.get_position() </text:span><text:span text:style-name="T7"># Get the position of the projectile</text:span></text:p>
      <text:p text:style-name="P11">        <text:span text:style-name="T4">if</text:span><text:span text:style-name="T1"> x &gt; </text:span><text:span text:style-name="T4">self</text:span><text:span text:style-name="T1">.x </text:span><text:span text:style-name="T4">and</text:span><text:span text:style-name="T1"> x &lt; </text:span><text:span text:style-name="T4">self</text:span><text:span text:style-name="T1">.x + </text:span><text:span text:style-name="T4">self</text:span><text:span text:style-name="T1">.width </text:span><text:span text:style-name="T4">and</text:span><text:span text:style-name="T1"> y &gt; </text:span><text:span text:style-name="T4">self</text:span><text:span text:style-name="T1">.y </text:span><text:span text:style-name="T4">and</text:span><text:span text:style-name="T1"> y &lt; </text:span><text:span text:style-name="T4">self</text:span><text:span text:style-name="T1">.y + </text:span><text:span text:style-name="T4">self</text:span><text:span text:style-name="T1">.height: </text:span><text:span text:style-name="T7"># Check if the x-position of the projectile is between the left and right sides of the goal and if the y-position of the projectile is between the top and bottom of the goal</text:span></text:p>
      <text:p text:style-name="P11">            <text:span text:style-name="T4">return</text:span><text:span text:style-name="T1"> </text:span><text:span text:style-name="T4">True</text:span><text:span text:style-name="T1"> </text:span><text:span text:style-name="T7"># Return True if the projectile has collided with the goal</text:span></text:p>
      <text:p text:style-name="P11">        <text:span text:style-name="T4">else</text:span><text:span text:style-name="T1">:</text:span></text:p>
      <text:p text:style-name="P11">            <text:span text:style-name="T4">return</text:span><text:span text:style-name="T1"> </text:span><text:span text:style-name="T4">False</text:span><text:span text:style-name="T1"> </text:span><text:span text:style-name="T7"># Return False if the projectile has not collided with the goal</text:span></text:p>
      <text:p text:style-name="P7"/>
      <text:p text:style-name="P9"><text:span text:style-name="T3">class</text:span> Obstacle(Goal):</text:p>
      <text:p text:style-name="P11">    <text:span text:style-name="T9">"""</text:span></text:p>
      <text:p text:style-name="P12">    <text:span text:style-name="T1">A class to represent an obstacle that inherits from the Goal class.</text:span></text:p>
      <text:p text:style-name="P12">    <text:span text:style-name="T1">"""</text:span></text:p>
      <text:p text:style-name="P11">    <text:span text:style-name="T4">def</text:span><text:span text:style-name="T1"> __init__(self, x, y, width, height): </text:span><text:span text:style-name="T7"># The constructor of the Obstacle class</text:span></text:p>
      <text:p text:style-name="P11">        <text:span text:style-name="T9">"""</text:span></text:p>
      <text:p text:style-name="P12">        <text:span text:style-name="T1">Initialize the obstacle with its position and size.</text:span></text:p>
      <text:p text:style-name="P12">        <text:span text:style-name="T1">"""</text:span></text:p>
      <text:p text:style-name="P11">        <text:span text:style-name="T4">self</text:span><text:span text:style-name="T1">.collision_range = </text:span><text:span text:style-name="T11">50</text:span></text:p>
      <text:p text:style-name="P11">        <text:span text:style-name="T1">super().__init__(x, y, width, height) </text:span><text:span text:style-name="T7"># Call the constructor of the Goal class</text:span></text:p>
      <text:p text:style-name="P11">        <text:span text:style-name="T4">self</text:span><text:span text:style-name="T1">.colour = (</text:span><text:span text:style-name="T11">255</text:span><text:span text:style-name="T1">, </text:span><text:span text:style-name="T11">100</text:span><text:span text:style-name="T1">, </text:span><text:span text:style-name="T11">100</text:span><text:span text:style-name="T1">) </text:span><text:span text:style-name="T7"># Set the colour of the obstacle to a light red (pre defined colour and not a parameter)</text:span></text:p>
      <text:p text:style-name="P11">        <text:span text:style-name="T4">self</text:span><text:span text:style-name="T1">.bounceAbsorption = </text:span><text:span text:style-name="T11">0.7</text:span><text:span text:style-name="T1"> </text:span><text:span text:style-name="T7"># Set the absorption multiplier of the obstacle</text:span></text:p>
      <text:p text:style-name="P11">        <text:span text:style-name="T4">self</text:span><text:span text:style-name="T1">.friction = </text:span><text:span text:style-name="T11">0.05</text:span><text:span text:style-name="T1"> </text:span><text:span text:style-name="T7"># Set the friction multiplier of the obstacle</text:span></text:p>
      <text:p text:style-name="P11">    <text:span text:style-name="T4">def</text:span><text:span text:style-name="T1"> get_coordinates(self):</text:span></text:p>
      <text:p text:style-name="P7"/>
      <text:p text:style-name="P11">        <text:span text:style-name="T9">"""</text:span></text:p>
      <text:p text:style-name="P12">        <text:span text:style-name="T1">A method to return the coordinates of the obstacle.</text:span></text:p>
      <text:p text:style-name="P12">        <text:span text:style-name="T1">"""</text:span></text:p>
      <text:p text:style-name="P11"><text:soft-page-break/>        <text:span text:style-name="T4">return</text:span><text:span text:style-name="T1"> </text:span><text:span text:style-name="T4">self</text:span><text:span text:style-name="T1">.x, </text:span><text:span text:style-name="T4">self</text:span><text:span text:style-name="T1">.y, </text:span><text:span text:style-name="T4">self</text:span><text:span text:style-name="T1">.x + </text:span><text:span text:style-name="T4">self</text:span><text:span text:style-name="T1">.width, </text:span><text:span text:style-name="T4">self</text:span><text:span text:style-name="T1">.y + </text:span><text:span text:style-name="T4">self</text:span><text:span text:style-name="T1">.height </text:span><text:span text:style-name="T7"># Return the coordinates of the obstacle as a tuple</text:span></text:p>
      <text:p text:style-name="P7"/>
      <text:p text:style-name="P11">    <text:span text:style-name="T4">def</text:span><text:span text:style-name="T1"> check_collision(self, projectile, projectileImage):</text:span></text:p>
      <text:p text:style-name="P11">        <text:span text:style-name="T9">"""</text:span></text:p>
      <text:p text:style-name="P12">        <text:span text:style-name="T1">A method to check if the projectile has collided with the obstacle using Separating Axis Theorem.</text:span></text:p>
      <text:p text:style-name="P12">        <text:span text:style-name="T1">"""</text:span></text:p>
      <text:p text:style-name="P11">        <text:span text:style-name="T1">p_x, p_y = projectile.get_position()</text:span></text:p>
      <text:p text:style-name="P11">        <text:span text:style-name="T1">p_width, p_height = projectileImage.get_size()</text:span></text:p>
      <text:p text:style-name="P11">        <text:span text:style-name="T1">o_x1, o_y1, o_x2, o_y2 = </text:span><text:span text:style-name="T4">self</text:span><text:span text:style-name="T1">.get_coordinates()</text:span></text:p>
      <text:p text:style-name="P11">        <text:span text:style-name="T1">o_x = (o_x1 + o_x2) / </text:span><text:span text:style-name="T11">2</text:span></text:p>
      <text:p text:style-name="P11">        <text:span text:style-name="T1">o_y = (o_y1 + o_y2) / </text:span><text:span text:style-name="T11">2</text:span></text:p>
      <text:p text:style-name="P11">        <text:span text:style-name="T1">o_width = o_x2 - o_x1</text:span></text:p>
      <text:p text:style-name="P11">        <text:span text:style-name="T1">o_height = o_y2 - o_y1</text:span></text:p>
      <text:p text:style-name="P11">        </text:p>
      <text:p text:style-name="P11">        <text:span text:style-name="T7"># Calculate the overlapping distance along the X and Y axes</text:span></text:p>
      <text:p text:style-name="P11">        <text:span text:style-name="T1">overlap_x = (p_width + o_width) / </text:span><text:span text:style-name="T11">2</text:span><text:span text:style-name="T1"> - abs(p_x - o_x)</text:span></text:p>
      <text:p text:style-name="P11">        <text:span text:style-name="T1">overlap_y = (p_height + o_height) / </text:span><text:span text:style-name="T11">2</text:span><text:span text:style-name="T1"> - abs(p_y - o_y)</text:span></text:p>
      <text:p text:style-name="P7"/>
      <text:p text:style-name="P11">        <text:span text:style-name="T7"># If there is no overlap along either axis, then there is no collision</text:span></text:p>
      <text:p text:style-name="P11">        <text:span text:style-name="T4">if</text:span><text:span text:style-name="T1"> overlap_x &lt;= </text:span><text:span text:style-name="T11">0</text:span><text:span text:style-name="T1"> </text:span><text:span text:style-name="T4">or</text:span><text:span text:style-name="T1"> overlap_y &lt;= </text:span><text:span text:style-name="T11">0</text:span><text:span text:style-name="T1">:</text:span></text:p>
      <text:p text:style-name="P11">            <text:span text:style-name="T4">return</text:span><text:span text:style-name="T1"> </text:span><text:span text:style-name="T4">False</text:span></text:p>
      <text:p text:style-name="P7"/>
      <text:p text:style-name="P11">        <text:span text:style-name="T7"># Determine which axis has the smallest overlap and resolve the collision along that axis</text:span></text:p>
      <text:p text:style-name="P11">        <text:span text:style-name="T4">if</text:span><text:span text:style-name="T1"> overlap_x &lt; overlap_y:</text:span></text:p>
      <text:p text:style-name="P11">            <text:span text:style-name="T4">if</text:span><text:span text:style-name="T1"> p_x &lt; o_x:</text:span></text:p>
      <text:p text:style-name="P11">                <text:span text:style-name="T1">p_x = o_x1 - p_width / </text:span><text:span text:style-name="T11">2</text:span></text:p>
      <text:p text:style-name="P11">            <text:span text:style-name="T4">else</text:span><text:span text:style-name="T1">:</text:span></text:p>
      <text:p text:style-name="P11">                <text:span text:style-name="T1">p_x = o_x2 + p_width / </text:span><text:span text:style-name="T11">2</text:span></text:p>
      <text:p text:style-name="P11">            <text:span text:style-name="T1">vx, vy = projectile.get_velocity()</text:span></text:p>
      <text:p text:style-name="P11">            <text:span text:style-name="T1">vx = -vx * </text:span><text:span text:style-name="T4">self</text:span><text:span text:style-name="T1">.bounceAbsorption</text:span></text:p>
      <text:p text:style-name="P11">            <text:span text:style-name="T1">vy = vy * (</text:span><text:span text:style-name="T11">1</text:span><text:span text:style-name="T1"> - </text:span><text:span text:style-name="T4">self</text:span><text:span text:style-name="T1">.friction)</text:span></text:p>
      <text:p text:style-name="P11">        <text:span text:style-name="T4">else</text:span><text:span text:style-name="T1">:</text:span></text:p>
      <text:p text:style-name="P11">            <text:span text:style-name="T4">if</text:span><text:span text:style-name="T1"> p_y &lt; o_y:</text:span></text:p>
      <text:p text:style-name="P11">                <text:span text:style-name="T1">p_y = o_y1 - p_height / </text:span><text:span text:style-name="T11">2</text:span></text:p>
      <text:p text:style-name="P11">            <text:span text:style-name="T4">else</text:span><text:span text:style-name="T1">:</text:span></text:p>
      <text:p text:style-name="P11">                <text:span text:style-name="T1">p_y = o_y2 + p_height / </text:span><text:span text:style-name="T11">2</text:span></text:p>
      <text:p text:style-name="P11"><text:soft-page-break/>            <text:span text:style-name="T1">vx, vy = projectile.get_velocity()</text:span></text:p>
      <text:p text:style-name="P11">            <text:span text:style-name="T1">vy = -vy * </text:span><text:span text:style-name="T4">self</text:span><text:span text:style-name="T1">.bounceAbsorption</text:span></text:p>
      <text:p text:style-name="P11">            <text:span text:style-name="T1">vx = vx * (</text:span><text:span text:style-name="T11">1</text:span><text:span text:style-name="T1"> - </text:span><text:span text:style-name="T4">self</text:span><text:span text:style-name="T1">.friction)</text:span></text:p>
      <text:p text:style-name="P11">       </text:p>
      <text:p text:style-name="P11">        <text:span text:style-name="T7">#play ball sound with random volume</text:span></text:p>
      <text:p text:style-name="P11">        <text:span text:style-name="T1">ballSound = pygame.mixer.Sound(</text:span><text:span text:style-name="T4">f</text:span><text:span text:style-name="T9">"assets</text:span><text:span text:style-name="T1">\\</text:span><text:span text:style-name="T9">ball</text:span><text:span text:style-name="T1">{random.randint(</text:span><text:span text:style-name="T11">1</text:span><text:span text:style-name="T1">,</text:span><text:span text:style-name="T11">6</text:span><text:span text:style-name="T1">)}</text:span><text:span text:style-name="T9">.mp3"</text:span><text:span text:style-name="T1">)</text:span></text:p>
      <text:p text:style-name="P11">        <text:span text:style-name="T1">vol = (projectile.get_velocity()[</text:span><text:span text:style-name="T11">0</text:span><text:span text:style-name="T1">]**</text:span><text:span text:style-name="T11">2</text:span><text:span text:style-name="T1"> + projectile.get_velocity()[</text:span><text:span text:style-name="T11">1</text:span><text:span text:style-name="T1">]**</text:span><text:span text:style-name="T11">2</text:span><text:span text:style-name="T1">)**</text:span><text:span text:style-name="T11">0.5</text:span><text:span text:style-name="T1">/</text:span><text:span text:style-name="T11">100</text:span><text:span text:style-name="T1"> - </text:span><text:span text:style-name="T11">0.05</text:span></text:p>
      <text:p text:style-name="P11">        <text:span text:style-name="T4">if</text:span><text:span text:style-name="T1"> vol &lt; </text:span><text:span text:style-name="T11">0</text:span><text:span text:style-name="T1">:</text:span></text:p>
      <text:p text:style-name="P11">            <text:span text:style-name="T1">vol = </text:span><text:span text:style-name="T11">0</text:span></text:p>
      <text:p text:style-name="P11">        <text:span text:style-name="T1">ballSound.set_volume((vol)) </text:span><text:span text:style-name="T7">#set volume of sound</text:span></text:p>
      <text:p text:style-name="P11">        <text:span text:style-name="T1">game.BallChannelCounter += </text:span><text:span text:style-name="T11">1</text:span><text:span text:style-name="T1"> </text:span><text:span text:style-name="T7">#play sound on different channel each time to avoid sound overlapping</text:span></text:p>
      <text:p text:style-name="P11">        <text:span text:style-name="T4">if</text:span><text:span text:style-name="T1"> game.BallChannelCounter &gt; </text:span><text:span text:style-name="T11">40</text:span><text:span text:style-name="T1">: </text:span><text:span text:style-name="T7"># reset channel counter to 5 to avoid channel overflow</text:span></text:p>
      <text:p text:style-name="P11">            <text:span text:style-name="T1">game.BallChannelCounter = </text:span><text:span text:style-name="T11">5</text:span></text:p>
      <text:p text:style-name="P11">        <text:span text:style-name="T1">channel = pygame.mixer.Channel(game.BallChannelCounter) </text:span><text:span text:style-name="T7">#set channel</text:span></text:p>
      <text:p text:style-name="P11">        <text:span text:style-name="T4">if</text:span><text:span text:style-name="T1"> vol != </text:span><text:span text:style-name="T11">0</text:span><text:span text:style-name="T1">:</text:span></text:p>
      <text:p text:style-name="P11">            <text:span text:style-name="T1">game.bounceCounter += </text:span><text:span text:style-name="T11">1</text:span><text:span text:style-name="T1"> </text:span><text:span text:style-name="T7">#count number of bounces</text:span></text:p>
      <text:p text:style-name="P11">            <text:span text:style-name="T4">try</text:span><text:span text:style-name="T1">:</text:span></text:p>
      <text:p text:style-name="P11">                <text:span text:style-name="T4">if</text:span><text:span text:style-name="T1"> channel.get_busy(): </text:span><text:span text:style-name="T7">#if channel is busy</text:span></text:p>
      <text:p text:style-name="P11">                    <text:span text:style-name="T4">self</text:span><text:span text:style-name="T1">.i += </text:span><text:span text:style-name="T11">1</text:span></text:p>
      <text:p text:style-name="P11">                <text:span text:style-name="T4">else</text:span><text:span text:style-name="T1">:</text:span></text:p>
      <text:p text:style-name="P11">                    <text:span text:style-name="T1">channel.play(ballSound) </text:span><text:span text:style-name="T7">#play sound</text:span></text:p>
      <text:p text:style-name="P11">            <text:span text:style-name="T4">except</text:span><text:span text:style-name="T1">:</text:span></text:p>
      <text:p text:style-name="P11">                <text:span text:style-name="T4">pass</text:span></text:p>
      <text:p text:style-name="P11">        <text:span text:style-name="T7"># Update the position and velocity of the projectile after the collision</text:span></text:p>
      <text:p text:style-name="P11">        <text:span text:style-name="T1">projectile.set_vx_vy(vx, vy)</text:span></text:p>
      <text:p text:style-name="P11">        <text:span text:style-name="T1">projectile.set_position(p_x, p_y)</text:span></text:p>
      <text:p text:style-name="P11">        <text:span text:style-name="T4">return</text:span><text:span text:style-name="T1"> </text:span><text:span text:style-name="T4">True</text:span></text:p>
      <text:p text:style-name="P7"/>
      <text:p text:style-name="P9"><text:span text:style-name="T3">class</text:span> Cannon:</text:p>
      <text:p text:style-name="P11">    <text:span text:style-name="T4">def</text:span><text:span text:style-name="T1"> __init__(self, x, y):</text:span></text:p>
      <text:p text:style-name="P11">        <text:span text:style-name="T9">"""</text:span></text:p>
      <text:p text:style-name="P12">        <text:span text:style-name="T1">Initialize the cannon with its position and size.</text:span></text:p>
      <text:p text:style-name="P12">        <text:span text:style-name="T1">"""</text:span></text:p>
      <text:p text:style-name="P11">        <text:span text:style-name="T4">self</text:span><text:span text:style-name="T1">.x = x</text:span></text:p>
      <text:p text:style-name="P11"><text:soft-page-break/>        <text:span text:style-name="T4">self</text:span><text:span text:style-name="T1">.y = y</text:span></text:p>
      <text:p text:style-name="P11">        <text:span text:style-name="T4">self</text:span><text:span text:style-name="T1">.cannon_image = pygame.image.load(</text:span><text:span text:style-name="T9">"assets\cannonTube.png"</text:span><text:span text:style-name="T1">) </text:span><text:span text:style-name="T7"># Load the cannon image from the assets folder</text:span></text:p>
      <text:p text:style-name="P11">        <text:span text:style-name="T4">self</text:span><text:span text:style-name="T1">.rot_cannon_image = pygame.image.load(</text:span><text:span text:style-name="T9">"assets\cannonTube.png"</text:span><text:span text:style-name="T1">) </text:span><text:span text:style-name="T7"># Load the cannon image from the assets folder</text:span></text:p>
      <text:p text:style-name="P11">        <text:span text:style-name="T4">self</text:span><text:span text:style-name="T1">.scale = </text:span><text:span text:style-name="T11">1.1</text:span></text:p>
      <text:p text:style-name="P11">        <text:span text:style-name="T4">self</text:span><text:span text:style-name="T1">.cannon_image = pygame.transform.scale(</text:span><text:span text:style-name="T4">self</text:span><text:span text:style-name="T1">.cannon_image, (</text:span><text:span text:style-name="T4">self</text:span><text:span text:style-name="T1">.cannon_image.get_width() * </text:span><text:span text:style-name="T4">self</text:span><text:span text:style-name="T1">.scale, </text:span><text:span text:style-name="T4">self</text:span><text:span text:style-name="T1">.cannon_image.get_height() * </text:span><text:span text:style-name="T4">self</text:span><text:span text:style-name="T1">.scale))</text:span></text:p>
      <text:p text:style-name="P11">        <text:span text:style-name="T4">self</text:span><text:span text:style-name="T1">.rot_cannon_image = pygame.transform.scale(</text:span><text:span text:style-name="T4">self</text:span><text:span text:style-name="T1">.rot_cannon_image, (</text:span><text:span text:style-name="T4">self</text:span><text:span text:style-name="T1">.rot_cannon_image.get_width() * </text:span><text:span text:style-name="T4">self</text:span><text:span text:style-name="T1">.scale, </text:span><text:span text:style-name="T4">self</text:span><text:span text:style-name="T1">.rot_cannon_image.get_height() * </text:span><text:span text:style-name="T4">self</text:span><text:span text:style-name="T1">.scale))</text:span></text:p>
      <text:p text:style-name="P11">        <text:span text:style-name="T4">self</text:span><text:span text:style-name="T1">.power = </text:span><text:span text:style-name="T11">0</text:span><text:span text:style-name="T1"> </text:span><text:span text:style-name="T7"># Create a variable to store the power of the cannon</text:span></text:p>
      <text:p text:style-name="P11">        </text:p>
      <text:p text:style-name="P11">    <text:span text:style-name="T4">def</text:span><text:span text:style-name="T1"> get_center(self):</text:span></text:p>
      <text:p text:style-name="P11">        <text:span text:style-name="T9">"""</text:span></text:p>
      <text:p text:style-name="P12">        <text:span text:style-name="T1">A method to return the center of the cannon.</text:span></text:p>
      <text:p text:style-name="P12">        <text:span text:style-name="T1">"""</text:span></text:p>
      <text:p text:style-name="P11">        <text:span text:style-name="T4">return</text:span><text:span text:style-name="T1"> </text:span><text:span text:style-name="T4">self</text:span><text:span text:style-name="T1">.x + </text:span><text:span text:style-name="T4">self</text:span><text:span text:style-name="T1">.cannon_image.get_width() / </text:span><text:span text:style-name="T11">2</text:span><text:span text:style-name="T1">, </text:span><text:span text:style-name="T4">self</text:span><text:span text:style-name="T1">.y + </text:span><text:span text:style-name="T4">self</text:span><text:span text:style-name="T1">.cannon_image.get_height() / </text:span><text:span text:style-name="T11">2</text:span><text:span text:style-name="T1"> </text:span><text:span text:style-name="T7"># Return the center of the cannon as a tuple</text:span></text:p>
      <text:p text:style-name="P7"/>
      <text:p text:style-name="P11">    <text:span text:style-name="T4">def</text:span><text:span text:style-name="T1"> set_power(self, power):</text:span></text:p>
      <text:p text:style-name="P11">        <text:span text:style-name="T9">"""</text:span></text:p>
      <text:p text:style-name="P12">        <text:span text:style-name="T1">A method to set the power of the cannon.</text:span></text:p>
      <text:p text:style-name="P12">        <text:span text:style-name="T1">"""</text:span></text:p>
      <text:p text:style-name="P11">        <text:span text:style-name="T4">self</text:span><text:span text:style-name="T1">.power = power</text:span></text:p>
      <text:p text:style-name="P7"/>
      <text:p text:style-name="P11">    <text:span text:style-name="T4">def</text:span><text:span text:style-name="T1"> get_power(self):</text:span></text:p>
      <text:p text:style-name="P11">        <text:span text:style-name="T9">"""</text:span></text:p>
      <text:p text:style-name="P12">        <text:span text:style-name="T1">A method to get the power of the cannon.</text:span></text:p>
      <text:p text:style-name="P12">        <text:span text:style-name="T1">"""</text:span></text:p>
      <text:p text:style-name="P11">        <text:span text:style-name="T4">return</text:span><text:span text:style-name="T1"> </text:span><text:span text:style-name="T4">self</text:span><text:span text:style-name="T1">.power</text:span></text:p>
      <text:p text:style-name="P7"/>
      <text:p text:style-name="P11">    <text:span text:style-name="T4">def</text:span><text:span text:style-name="T1"> draw(self, screen):</text:span></text:p>
      <text:p text:style-name="P11">        <text:span text:style-name="T9">"""</text:span></text:p>
      <text:p text:style-name="P12">        <text:span text:style-name="T1">A method to draw the cannon on the screen.</text:span></text:p>
      <text:p text:style-name="P12">        <text:span text:style-name="T1">"""</text:span></text:p>
      <text:p text:style-name="P11"><text:soft-page-break/>        <text:span text:style-name="T1">screen.blit(</text:span><text:span text:style-name="T4">self</text:span><text:span text:style-name="T1">.rot_cannon_image, (</text:span><text:span text:style-name="T4">self</text:span><text:span text:style-name="T1">.x, </text:span><text:span text:style-name="T4">self</text:span><text:span text:style-name="T1">.y))</text:span></text:p>
      <text:p text:style-name="P7"/>
      <text:p text:style-name="P11">    <text:span text:style-name="T4">def</text:span><text:span text:style-name="T1"> rot_center(self, angle):</text:span></text:p>
      <text:p text:style-name="P11">        <text:span text:style-name="T9">"""</text:span></text:p>
      <text:p text:style-name="P12">        <text:span text:style-name="T1">A method to rotate the cannon image to the angle.</text:span></text:p>
      <text:p text:style-name="P12">        <text:span text:style-name="T1">"""</text:span></text:p>
      <text:p text:style-name="P11">        <text:span text:style-name="T4">self</text:span><text:span text:style-name="T1">.rot_cannon_image = pygame.transform.rotate(</text:span><text:span text:style-name="T4">self</text:span><text:span text:style-name="T1">.cannon_image, angle)</text:span></text:p>
      <text:p text:style-name="P8"/>
      <text:p text:style-name="P9"><text:span text:style-name="T3">class</text:span> ProjectileImage:</text:p>
      <text:p text:style-name="P11">    <text:span text:style-name="T4">def</text:span><text:span text:style-name="T1"> __init__(self, x, y, size):</text:span></text:p>
      <text:p text:style-name="P11">        <text:span text:style-name="T9">"""</text:span></text:p>
      <text:p text:style-name="P12">        <text:span text:style-name="T1">Initialize the projectile image with its position and size.</text:span></text:p>
      <text:p text:style-name="P12">        <text:span text:style-name="T1">"""</text:span></text:p>
      <text:p text:style-name="P11">        <text:span text:style-name="T4">self</text:span><text:span text:style-name="T1">.x = x</text:span></text:p>
      <text:p text:style-name="P11">        <text:span text:style-name="T4">self</text:span><text:span text:style-name="T1">.y = y</text:span></text:p>
      <text:p text:style-name="P11">        <text:span text:style-name="T4">self</text:span><text:span text:style-name="T1">.size = size</text:span></text:p>
      <text:p text:style-name="P11">        <text:span text:style-name="T4">self</text:span><text:span text:style-name="T1">.width = size</text:span></text:p>
      <text:p text:style-name="P11">        <text:span text:style-name="T4">self</text:span><text:span text:style-name="T1">.height = size</text:span></text:p>
      <text:p text:style-name="P11">        <text:span text:style-name="T4">self</text:span><text:span text:style-name="T1">.projectile_colour = (</text:span><text:span text:style-name="T11">255</text:span><text:span text:style-name="T1">, </text:span><text:span text:style-name="T11">255</text:span><text:span text:style-name="T1">, </text:span><text:span text:style-name="T11">255</text:span><text:span text:style-name="T1">)</text:span></text:p>
      <text:p text:style-name="P7"/>
      <text:p text:style-name="P11">    <text:span text:style-name="T4">def</text:span><text:span text:style-name="T1"> draw(self, screen, x, y):</text:span></text:p>
      <text:p text:style-name="P11">        <text:span text:style-name="T1">pygame.draw.circle(screen, (</text:span><text:span text:style-name="T4">self</text:span><text:span text:style-name="T1">.projectile_colour), (int(x), int(y)), </text:span><text:span text:style-name="T4">self</text:span><text:span text:style-name="T1">.size) </text:span><text:span text:style-name="T7"># Draw the projectile on the screen</text:span></text:p>
      <text:p text:style-name="P7"/>
      <text:p text:style-name="P11">    <text:span text:style-name="T4">def</text:span><text:span text:style-name="T1"> set_position(self, x, y):</text:span></text:p>
      <text:p text:style-name="P11">        <text:span text:style-name="T9">"""</text:span></text:p>
      <text:p text:style-name="P12">        <text:span text:style-name="T1">A method to set the position of the projectile image.</text:span></text:p>
      <text:p text:style-name="P12">        <text:span text:style-name="T1">"""</text:span></text:p>
      <text:p text:style-name="P11">        <text:span text:style-name="T4">self</text:span><text:span text:style-name="T1">.x = x</text:span></text:p>
      <text:p text:style-name="P11">        <text:span text:style-name="T4">self</text:span><text:span text:style-name="T1">.y = y</text:span></text:p>
      <text:p text:style-name="P11">    </text:p>
      <text:p text:style-name="P11">    <text:span text:style-name="T4">def</text:span><text:span text:style-name="T1"> set_colour(self, colour):</text:span></text:p>
      <text:p text:style-name="P11">        <text:span text:style-name="T9">"""</text:span></text:p>
      <text:p text:style-name="P12">        <text:span text:style-name="T1">A method to set the colour of the projectile image.</text:span></text:p>
      <text:p text:style-name="P12">        <text:span text:style-name="T1">"""</text:span></text:p>
      <text:p text:style-name="P11">        <text:span text:style-name="T4">self</text:span><text:span text:style-name="T1">.projectile_colour = colour</text:span></text:p>
      <text:p text:style-name="P7"/>
      <text:p text:style-name="P11">    <text:span text:style-name="T4">def</text:span><text:span text:style-name="T1"> get_size(self):</text:span></text:p>
      <text:p text:style-name="P11"><text:soft-page-break/>        <text:span text:style-name="T9">"""</text:span></text:p>
      <text:p text:style-name="P12">        <text:span text:style-name="T1">A method to get the size of the projectile image.</text:span></text:p>
      <text:p text:style-name="P12">        <text:span text:style-name="T1">"""</text:span></text:p>
      <text:p text:style-name="P11">        <text:span text:style-name="T4">return</text:span><text:span text:style-name="T1"> </text:span><text:span text:style-name="T4">self</text:span><text:span text:style-name="T1">.width, </text:span><text:span text:style-name="T4">self</text:span><text:span text:style-name="T1">.height</text:span></text:p>
      <text:p text:style-name="P7"/>
      <text:p text:style-name="P9"><text:span text:style-name="T3">class</text:span> WindArrow:</text:p>
      <text:p text:style-name="P11">    <text:span text:style-name="T4">def</text:span><text:span text:style-name="T1"> __init__(self, x, y):</text:span></text:p>
      <text:p text:style-name="P11">        <text:span text:style-name="T9">"""</text:span></text:p>
      <text:p text:style-name="P12">        <text:span text:style-name="T1">Initialize the wind arrow with its position and size.</text:span></text:p>
      <text:p text:style-name="P12">        <text:span text:style-name="T1">"""</text:span></text:p>
      <text:p text:style-name="P11">        <text:span text:style-name="T4">self</text:span><text:span text:style-name="T1">.x = x</text:span></text:p>
      <text:p text:style-name="P11">        <text:span text:style-name="T4">self</text:span><text:span text:style-name="T1">.y = y</text:span></text:p>
      <text:p text:style-name="P11">        <text:span text:style-name="T4">self</text:span><text:span text:style-name="T1">.size = </text:span><text:span text:style-name="T11">5</text:span></text:p>
      <text:p text:style-name="P11">        <text:span text:style-name="T4">self</text:span><text:span text:style-name="T1">.colour = (</text:span><text:span text:style-name="T11">255</text:span><text:span text:style-name="T1">, </text:span><text:span text:style-name="T11">255</text:span><text:span text:style-name="T1">, </text:span><text:span text:style-name="T11">255</text:span><text:span text:style-name="T1">) </text:span></text:p>
      <text:p text:style-name="P11">    </text:p>
      <text:p text:style-name="P11">    <text:span text:style-name="T4">def</text:span><text:span text:style-name="T1"> draw(self, screen):</text:span></text:p>
      <text:p text:style-name="P11">        <text:span text:style-name="T7">#draw a triangle</text:span></text:p>
      <text:p text:style-name="P11">        <text:span text:style-name="T1">pygame.draw.polygon(screen, </text:span><text:span text:style-name="T4">self</text:span><text:span text:style-name="T1">.colour, ((</text:span><text:span text:style-name="T4">self</text:span><text:span text:style-name="T1">.x, </text:span><text:span text:style-name="T4">self</text:span><text:span text:style-name="T1">.y), (</text:span><text:span text:style-name="T4">self</text:span><text:span text:style-name="T1">.x + </text:span><text:span text:style-name="T11">40</text:span><text:span text:style-name="T1">, </text:span><text:span text:style-name="T4">self</text:span><text:span text:style-name="T1">.y + </text:span><text:span text:style-name="T11">10</text:span><text:span text:style-name="T1">), (</text:span><text:span text:style-name="T4">self</text:span><text:span text:style-name="T1">.x + </text:span><text:span text:style-name="T11">40</text:span><text:span text:style-name="T1">, </text:span><text:span text:style-name="T4">self</text:span><text:span text:style-name="T1">.y - </text:span><text:span text:style-name="T11">10</text:span><text:span text:style-name="T1">)))</text:span></text:p>
      <text:p text:style-name="P7"/>
      <text:p text:style-name="P11">    <text:span text:style-name="T4">def</text:span><text:span text:style-name="T1"> set_position(self, x, y): </text:span></text:p>
      <text:p text:style-name="P11">        <text:span text:style-name="T9">"""</text:span></text:p>
      <text:p text:style-name="P12">        <text:span text:style-name="T1">A method to set the position of the wind arrow.</text:span></text:p>
      <text:p text:style-name="P12">        <text:span text:style-name="T1">"""</text:span></text:p>
      <text:p text:style-name="P11">        <text:span text:style-name="T4">self</text:span><text:span text:style-name="T1">.x = x</text:span></text:p>
      <text:p text:style-name="P11">        <text:span text:style-name="T4">self</text:span><text:span text:style-name="T1">.y = y</text:span></text:p>
      <text:p text:style-name="P11">        </text:p>
      <text:p text:style-name="P11">    <text:span text:style-name="T4">def</text:span><text:span text:style-name="T1"> draw_rotate(self, angle, screen):</text:span></text:p>
      <text:p text:style-name="P11">        <text:span text:style-name="T9">"""</text:span></text:p>
      <text:p text:style-name="P12">        <text:span text:style-name="T1">A method to rotate the triangle by a given angle</text:span></text:p>
      <text:p text:style-name="P12">        <text:span text:style-name="T1">"""</text:span></text:p>
      <text:p text:style-name="P11">        <text:span text:style-name="T1">angle = -angle - </text:span><text:span text:style-name="T11">180</text:span></text:p>
      <text:p text:style-name="P11">        <text:span text:style-name="T1">center_x = </text:span><text:span text:style-name="T4">self</text:span><text:span text:style-name="T1">.x + </text:span><text:span text:style-name="T11">20</text:span></text:p>
      <text:p text:style-name="P11">        <text:span text:style-name="T1">center_y = </text:span><text:span text:style-name="T4">self</text:span><text:span text:style-name="T1">.y</text:span></text:p>
      <text:p text:style-name="P11">        <text:span text:style-name="T1">points = [(</text:span><text:span text:style-name="T4">self</text:span><text:span text:style-name="T1">.x, </text:span><text:span text:style-name="T4">self</text:span><text:span text:style-name="T1">.y), (</text:span><text:span text:style-name="T4">self</text:span><text:span text:style-name="T1">.x + </text:span><text:span text:style-name="T11">40</text:span><text:span text:style-name="T1">, </text:span><text:span text:style-name="T4">self</text:span><text:span text:style-name="T1">.y + </text:span><text:span text:style-name="T11">10</text:span><text:span text:style-name="T1">), (</text:span><text:span text:style-name="T4">self</text:span><text:span text:style-name="T1">.x + </text:span><text:span text:style-name="T11">40</text:span><text:span text:style-name="T1">, </text:span><text:span text:style-name="T4">self</text:span><text:span text:style-name="T1">.y - </text:span><text:span text:style-name="T11">10</text:span><text:span text:style-name="T1">)]</text:span></text:p>
      <text:p text:style-name="P11">        <text:span text:style-name="T1">rotated_points = []</text:span></text:p>
      <text:p text:style-name="P11">        <text:span text:style-name="T4">for</text:span><text:span text:style-name="T1"> point </text:span><text:span text:style-name="T4">in</text:span><text:span text:style-name="T1"> points:</text:span></text:p>
      <text:p text:style-name="P11">            <text:span text:style-name="T1">x = (point[</text:span><text:span text:style-name="T11">0</text:span><text:span text:style-name="T1">] - center_x) * math.cos(math.radians(angle)) - (point[</text:span><text:span text:style-name="T11">1</text:span><text:span text:style-name="T1">] - center_y) * math.sin(math.radians(angle)) + center_x</text:span></text:p>
      <text:p text:style-name="P11"><text:soft-page-break/>            <text:span text:style-name="T1">y = (point[</text:span><text:span text:style-name="T11">0</text:span><text:span text:style-name="T1">] - center_x) * math.sin(math.radians(angle)) + (point[</text:span><text:span text:style-name="T11">1</text:span><text:span text:style-name="T1">] - center_y) * math.cos(math.radians(angle)) + center_y</text:span></text:p>
      <text:p text:style-name="P11">            <text:span text:style-name="T1">rotated_points.append((x, y))</text:span></text:p>
      <text:p text:style-name="P11">        <text:span text:style-name="T1">pygame.draw.polygon(screen, </text:span><text:span text:style-name="T4">self</text:span><text:span text:style-name="T1">.colour, rotated_points)</text:span></text:p>
      <text:p text:style-name="P7"/>
      <text:p text:style-name="P9"><text:span text:style-name="T3">class</text:span> Game: <text:span text:style-name="T6"># A class to represent the game loop</text:span></text:p>
      <text:p text:style-name="P11">    <text:span text:style-name="T4">def</text:span><text:span text:style-name="T1"> log(self, message):</text:span></text:p>
      <text:p text:style-name="P11">        <text:span text:style-name="T9">"""</text:span></text:p>
      <text:p text:style-name="P12">        <text:span text:style-name="T1">A method to log a message to the console.</text:span></text:p>
      <text:p text:style-name="P12">        <text:span text:style-name="T1">"""</text:span></text:p>
      <text:p text:style-name="P11">        <text:span text:style-name="T1">timeCode = datetime.datetime.now().strftime(</text:span><text:span text:style-name="T9">"%H:%M:%S"</text:span><text:span text:style-name="T1">)</text:span></text:p>
      <text:p text:style-name="P11">        <text:span text:style-name="T4">with</text:span><text:span text:style-name="T1"> open(</text:span><text:span text:style-name="T9">"game.log"</text:span><text:span text:style-name="T1">, </text:span><text:span text:style-name="T9">"a"</text:span><text:span text:style-name="T1">) </text:span><text:span text:style-name="T4">as</text:span><text:span text:style-name="T1"> file:</text:span></text:p>
      <text:p text:style-name="P11">            <text:span text:style-name="T1">file.write(</text:span><text:span text:style-name="T4">f</text:span><text:span text:style-name="T9">"[</text:span><text:span text:style-name="T1">{timeCode}</text:span><text:span text:style-name="T9">] </text:span><text:span text:style-name="T1">{message}</text:span><text:span text:style-name="T9"> </text:span><text:span text:style-name="T1">\n</text:span><text:span text:style-name="T9">"</text:span><text:span text:style-name="T1">)</text:span></text:p>
      <text:p text:style-name="P11">            <text:span text:style-name="T1">print (message)</text:span></text:p>
      <text:p text:style-name="P7"/>
      <text:p text:style-name="P11">    <text:span text:style-name="T4">def</text:span><text:span text:style-name="T1"> initTextFile(self):</text:span></text:p>
      <text:p text:style-name="P11">        <text:span text:style-name="T9">"""</text:span></text:p>
      <text:p text:style-name="P12">        <text:span text:style-name="T1">Initialize the text file manager with the file name.</text:span></text:p>
      <text:p text:style-name="P12">        <text:span text:style-name="T1">"""</text:span></text:p>
      <text:p text:style-name="P11">        <text:span text:style-name="T4">try</text:span><text:span text:style-name="T1">:</text:span></text:p>
      <text:p text:style-name="P11">            <text:span text:style-name="T4">self</text:span><text:span text:style-name="T1">.file_name = </text:span><text:span text:style-name="T9">"gamedata.json"</text:span></text:p>
      <text:p text:style-name="P11">            <text:span text:style-name="T7">#if the file does not exist, create it</text:span></text:p>
      <text:p text:style-name="P11">            <text:span text:style-name="T4">if</text:span><text:span text:style-name="T1"> </text:span><text:span text:style-name="T4">not</text:span><text:span text:style-name="T1"> os.path.exists(</text:span><text:span text:style-name="T4">self</text:span><text:span text:style-name="T1">.file_name):</text:span></text:p>
      <text:p text:style-name="P11">                <text:span text:style-name="T4">self</text:span><text:span text:style-name="T1">.create_file()</text:span></text:p>
      <text:p text:style-name="P11">            <text:span text:style-name="T7">#if the file is empty, create the default values</text:span></text:p>
      <text:p text:style-name="P11">            <text:span text:style-name="T4">if</text:span><text:span text:style-name="T1"> os.stat(</text:span><text:span text:style-name="T4">self</text:span><text:span text:style-name="T1">.file_name).st_size == </text:span><text:span text:style-name="T11">0</text:span><text:span text:style-name="T1">:</text:span></text:p>
      <text:p text:style-name="P11">                <text:span text:style-name="T4">self</text:span><text:span text:style-name="T1">.create_default_values()</text:span></text:p>
      <text:p text:style-name="P11">        <text:span text:style-name="T4">except</text:span><text:span text:style-name="T1"> Exception </text:span><text:span text:style-name="T4">as</text:span><text:span text:style-name="T1"> e:</text:span></text:p>
      <text:p text:style-name="P11">            <text:span text:style-name="T4">self</text:span><text:span text:style-name="T1">.log(e)</text:span></text:p>
      <text:p text:style-name="P11">            <text:span text:style-name="T4">self</text:span><text:span text:style-name="T1">.log(</text:span><text:span text:style-name="T9">"Error: Could not initialize text file."</text:span><text:span text:style-name="T1">)</text:span></text:p>
      <text:p text:style-name="P7"/>
      <text:p text:style-name="P11">    <text:span text:style-name="T4">def</text:span><text:span text:style-name="T1"> create_file(self):</text:span></text:p>
      <text:p text:style-name="P11">        <text:span text:style-name="T9">"""</text:span></text:p>
      <text:p text:style-name="P12">        <text:span text:style-name="T1">Create the text file.</text:span></text:p>
      <text:p text:style-name="P12">        <text:span text:style-name="T1">"""</text:span></text:p>
      <text:p text:style-name="P11">        <text:span text:style-name="T4">try</text:span><text:span text:style-name="T1">:</text:span></text:p>
      <text:p text:style-name="P11">            <text:span text:style-name="T4">with</text:span><text:span text:style-name="T1"> open(</text:span><text:span text:style-name="T4">self</text:span><text:span text:style-name="T1">.file_name, </text:span><text:span text:style-name="T9">"w"</text:span><text:span text:style-name="T1">) </text:span><text:span text:style-name="T4">as</text:span><text:span text:style-name="T1"> file:</text:span></text:p>
      <text:p text:style-name="P11">                <text:span text:style-name="T1">file.write(</text:span><text:span text:style-name="T9">""</text:span><text:span text:style-name="T1">)</text:span></text:p>
      <text:p text:style-name="P11">        <text:span text:style-name="T4">except</text:span><text:span text:style-name="T1"> Exception </text:span><text:span text:style-name="T4">as</text:span><text:span text:style-name="T1"> e:</text:span></text:p>
      <text:p text:style-name="P11">            <text:span text:style-name="T4">self</text:span><text:span text:style-name="T1">.log(e)</text:span></text:p>
      <text:p text:style-name="P11"><text:soft-page-break/>            <text:span text:style-name="T4">self</text:span><text:span text:style-name="T1">.log(</text:span><text:span text:style-name="T9">"Error: Could not create file."</text:span><text:span text:style-name="T1">)</text:span></text:p>
      <text:p text:style-name="P7"/>
      <text:p text:style-name="P11">    <text:span text:style-name="T4">def</text:span><text:span text:style-name="T1"> create_default_values(self):</text:span></text:p>
      <text:p text:style-name="P11">        <text:span text:style-name="T9">"""</text:span></text:p>
      <text:p text:style-name="P12">        <text:span text:style-name="T1">Create the default values in the text file.</text:span></text:p>
      <text:p text:style-name="P12">        <text:span text:style-name="T1">"""</text:span></text:p>
      <text:p text:style-name="P11">        <text:span text:style-name="T4">try</text:span><text:span text:style-name="T1">:</text:span></text:p>
      <text:p text:style-name="P11">            <text:span text:style-name="T4">with</text:span><text:span text:style-name="T1"> open(</text:span><text:span text:style-name="T4">self</text:span><text:span text:style-name="T1">.file_name, </text:span><text:span text:style-name="T9">"w"</text:span><text:span text:style-name="T1">) </text:span><text:span text:style-name="T4">as</text:span><text:span text:style-name="T1"> file:</text:span></text:p>
      <text:p text:style-name="P11">                <text:span text:style-name="T1">file.write(json.dumps({</text:span></text:p>
      <text:p text:style-name="P11">                    <text:span text:style-name="T9">"levelCounter"</text:span><text:span text:style-name="T1">: </text:span><text:span text:style-name="T11">0</text:span><text:span text:style-name="T1">,</text:span></text:p>
      <text:p text:style-name="P11">                    <text:span text:style-name="T9">"B2"</text:span><text:span text:style-name="T1">: </text:span><text:span text:style-name="T11">0.00004</text:span><text:span text:style-name="T1">,</text:span></text:p>
      <text:p text:style-name="P11">                    <text:span text:style-name="T9">"bg_colour"</text:span><text:span text:style-name="T1">: (</text:span><text:span text:style-name="T11">30</text:span><text:span text:style-name="T1">, </text:span><text:span text:style-name="T11">30</text:span><text:span text:style-name="T1">, </text:span><text:span text:style-name="T11">30</text:span><text:span text:style-name="T1">),</text:span></text:p>
      <text:p text:style-name="P11">                    <text:span text:style-name="T9">"projectile_colour"</text:span><text:span text:style-name="T1">: (</text:span><text:span text:style-name="T11">255</text:span><text:span text:style-name="T1">, </text:span><text:span text:style-name="T11">255</text:span><text:span text:style-name="T1">, </text:span><text:span text:style-name="T11">255</text:span><text:span text:style-name="T1">),</text:span></text:p>
      <text:p text:style-name="P11">                    <text:span text:style-name="T9">"projectile_Cd"</text:span><text:span text:style-name="T1">: </text:span><text:span text:style-name="T11">0.52</text:span><text:span text:style-name="T1">,</text:span></text:p>
      <text:p text:style-name="P11">                    <text:span text:style-name="T9">"projectile_m"</text:span><text:span text:style-name="T1">: </text:span><text:span text:style-name="T11">2</text:span><text:span text:style-name="T1">,</text:span></text:p>
      <text:p text:style-name="P11">                    <text:span text:style-name="T9">"win_width"</text:span><text:span text:style-name="T1">: </text:span><text:span text:style-name="T11">1000</text:span><text:span text:style-name="T1">,</text:span></text:p>
      <text:p text:style-name="P11">                    <text:span text:style-name="T9">"win_height"</text:span><text:span text:style-name="T1">: </text:span><text:span text:style-name="T11">800</text:span><text:span text:style-name="T1">,</text:span></text:p>
      <text:p text:style-name="P11">                    <text:span text:style-name="T9">"wind_speed"</text:span><text:span text:style-name="T1">: </text:span><text:span text:style-name="T11">0</text:span><text:span text:style-name="T1">,</text:span></text:p>
      <text:p text:style-name="P11">                    <text:span text:style-name="T9">"wind_angle"</text:span><text:span text:style-name="T1">: </text:span><text:span text:style-name="T11">0</text:span><text:span text:style-name="T1">,</text:span></text:p>
      <text:p text:style-name="P11">                <text:span text:style-name="T1">}))</text:span></text:p>
      <text:p text:style-name="P11">        <text:span text:style-name="T4">except</text:span><text:span text:style-name="T1"> Exception </text:span><text:span text:style-name="T4">as</text:span><text:span text:style-name="T1"> e:</text:span></text:p>
      <text:p text:style-name="P11">            <text:span text:style-name="T4">self</text:span><text:span text:style-name="T1">.log(e)</text:span></text:p>
      <text:p text:style-name="P11">            <text:span text:style-name="T4">self</text:span><text:span text:style-name="T1">.log(</text:span><text:span text:style-name="T9">"Error: Could not create default values."</text:span><text:span text:style-name="T1">)</text:span></text:p>
      <text:p text:style-name="P7"/>
      <text:p text:style-name="P11">    <text:span text:style-name="T4">def</text:span><text:span text:style-name="T1"> read_file(self, key):</text:span></text:p>
      <text:p text:style-name="P11">        <text:span text:style-name="T9">"""</text:span></text:p>
      <text:p text:style-name="P12">        <text:span text:style-name="T1">Read the value of a key from the text file.</text:span></text:p>
      <text:p text:style-name="P12">        <text:span text:style-name="T1">"""</text:span></text:p>
      <text:p text:style-name="P11">        <text:span text:style-name="T4">try</text:span><text:span text:style-name="T1">:</text:span></text:p>
      <text:p text:style-name="P11">            <text:span text:style-name="T4">with</text:span><text:span text:style-name="T1"> open(</text:span><text:span text:style-name="T4">self</text:span><text:span text:style-name="T1">.file_name, </text:span><text:span text:style-name="T9">"r"</text:span><text:span text:style-name="T1">) </text:span><text:span text:style-name="T4">as</text:span><text:span text:style-name="T1"> file:</text:span></text:p>
      <text:p text:style-name="P11">                <text:span text:style-name="T1">data = json.load(file)</text:span></text:p>
      <text:p text:style-name="P11">                <text:span text:style-name="T4">return</text:span><text:span text:style-name="T1"> data[key]</text:span></text:p>
      <text:p text:style-name="P11">        <text:span text:style-name="T4">except</text:span><text:span text:style-name="T1"> Exception </text:span><text:span text:style-name="T4">as</text:span><text:span text:style-name="T1"> e:</text:span></text:p>
      <text:p text:style-name="P11">            <text:span text:style-name="T4">self</text:span><text:span text:style-name="T1">.log(e)</text:span></text:p>
      <text:p text:style-name="P11">            <text:span text:style-name="T4">self</text:span><text:span text:style-name="T1">.log(</text:span><text:span text:style-name="T9">"Error: Could not read from file."</text:span><text:span text:style-name="T1">)</text:span></text:p>
      <text:p text:style-name="P11">    </text:p>
      <text:p text:style-name="P11">    <text:span text:style-name="T4">def</text:span><text:span text:style-name="T1"> write_file(self, key, value):</text:span></text:p>
      <text:p text:style-name="P11">        <text:span text:style-name="T9">"""</text:span></text:p>
      <text:p text:style-name="P12">        <text:span text:style-name="T1">Write a value to a key in the text file.</text:span></text:p>
      <text:p text:style-name="P12">        <text:span text:style-name="T1">"""</text:span></text:p>
      <text:p text:style-name="P11"><text:soft-page-break/>        <text:span text:style-name="T4">try</text:span><text:span text:style-name="T1">:</text:span></text:p>
      <text:p text:style-name="P11">            <text:span text:style-name="T4">with</text:span><text:span text:style-name="T1"> open(</text:span><text:span text:style-name="T4">self</text:span><text:span text:style-name="T1">.file_name, </text:span><text:span text:style-name="T9">"r"</text:span><text:span text:style-name="T1">) </text:span><text:span text:style-name="T4">as</text:span><text:span text:style-name="T1"> file:</text:span></text:p>
      <text:p text:style-name="P11">                <text:span text:style-name="T1">data = json.load(file)</text:span></text:p>
      <text:p text:style-name="P11">                <text:span text:style-name="T1">data[key] = value</text:span></text:p>
      <text:p text:style-name="P11">            <text:span text:style-name="T4">with</text:span><text:span text:style-name="T1"> open(</text:span><text:span text:style-name="T4">self</text:span><text:span text:style-name="T1">.file_name, </text:span><text:span text:style-name="T9">"w"</text:span><text:span text:style-name="T1">) </text:span><text:span text:style-name="T4">as</text:span><text:span text:style-name="T1"> file:</text:span></text:p>
      <text:p text:style-name="P11">                <text:span text:style-name="T1">file.write(json.dumps(data))</text:span></text:p>
      <text:p text:style-name="P11">        <text:span text:style-name="T4">except</text:span><text:span text:style-name="T1"> Exception </text:span><text:span text:style-name="T4">as</text:span><text:span text:style-name="T1"> e:</text:span></text:p>
      <text:p text:style-name="P11">            <text:span text:style-name="T4">self</text:span><text:span text:style-name="T1">.log(e)</text:span></text:p>
      <text:p text:style-name="P11">            <text:span text:style-name="T4">self</text:span><text:span text:style-name="T1">.log(</text:span><text:span text:style-name="T9">"Error: Could not write to file."</text:span><text:span text:style-name="T1">)</text:span></text:p>
      <text:p text:style-name="P7"/>
      <text:p text:style-name="P11">    <text:span text:style-name="T4">def</text:span><text:span text:style-name="T1"> saveState(self):</text:span></text:p>
      <text:p text:style-name="P11">        <text:span text:style-name="T9">"""</text:span></text:p>
      <text:p text:style-name="P12">        <text:span text:style-name="T1">Save the state of the game.</text:span></text:p>
      <text:p text:style-name="P12">        <text:span text:style-name="T1">"""</text:span></text:p>
      <text:p text:style-name="P11">        <text:span text:style-name="T4">try</text:span><text:span text:style-name="T1">:</text:span></text:p>
      <text:p text:style-name="P11">            <text:span text:style-name="T4">self</text:span><text:span text:style-name="T1">.write_file(</text:span><text:span text:style-name="T9">"levelCounter"</text:span><text:span text:style-name="T1">, </text:span><text:span text:style-name="T4">self</text:span><text:span text:style-name="T1">.levelCounter)</text:span></text:p>
      <text:p text:style-name="P11">            <text:span text:style-name="T4">self</text:span><text:span text:style-name="T1">.write_file(</text:span><text:span text:style-name="T9">"B2"</text:span><text:span text:style-name="T1">, </text:span><text:span text:style-name="T4">self</text:span><text:span text:style-name="T1">.B2)</text:span></text:p>
      <text:p text:style-name="P11">            <text:span text:style-name="T4">self</text:span><text:span text:style-name="T1">.write_file(</text:span><text:span text:style-name="T9">"bg_colour"</text:span><text:span text:style-name="T1">, </text:span><text:span text:style-name="T4">self</text:span><text:span text:style-name="T1">.bg_colour)</text:span></text:p>
      <text:p text:style-name="P11">            <text:span text:style-name="T4">self</text:span><text:span text:style-name="T1">.write_file(</text:span><text:span text:style-name="T9">"projectile_colour"</text:span><text:span text:style-name="T1">, </text:span><text:span text:style-name="T4">self</text:span><text:span text:style-name="T1">.projectile_colour)</text:span></text:p>
      <text:p text:style-name="P11">            <text:span text:style-name="T4">self</text:span><text:span text:style-name="T1">.write_file(</text:span><text:span text:style-name="T9">"projectile_Cd"</text:span><text:span text:style-name="T1">, </text:span><text:span text:style-name="T4">self</text:span><text:span text:style-name="T1">.projectile_Cd)</text:span></text:p>
      <text:p text:style-name="P11">            <text:span text:style-name="T4">self</text:span><text:span text:style-name="T1">.write_file(</text:span><text:span text:style-name="T9">"projectile_m"</text:span><text:span text:style-name="T1">, </text:span><text:span text:style-name="T4">self</text:span><text:span text:style-name="T1">.projectile_m)</text:span></text:p>
      <text:p text:style-name="P11">            <text:span text:style-name="T4">self</text:span><text:span text:style-name="T1">.write_file(</text:span><text:span text:style-name="T9">"wind_speed"</text:span><text:span text:style-name="T1">, </text:span><text:span text:style-name="T4">self</text:span><text:span text:style-name="T1">.wind_speed)</text:span></text:p>
      <text:p text:style-name="P11">            <text:span text:style-name="T4">self</text:span><text:span text:style-name="T1">.write_file(</text:span><text:span text:style-name="T9">"wind_angle"</text:span><text:span text:style-name="T1">, </text:span><text:span text:style-name="T4">self</text:span><text:span text:style-name="T1">.wind_angle)</text:span></text:p>
      <text:p text:style-name="P11">        <text:span text:style-name="T4">except</text:span><text:span text:style-name="T1"> Exception </text:span><text:span text:style-name="T4">as</text:span><text:span text:style-name="T1"> e:</text:span></text:p>
      <text:p text:style-name="P11">            <text:span text:style-name="T4">self</text:span><text:span text:style-name="T1">.log(e)</text:span></text:p>
      <text:p text:style-name="P11">            <text:span text:style-name="T4">self</text:span><text:span text:style-name="T1">.log(</text:span><text:span text:style-name="T9">"Error: Could not save game state."</text:span><text:span text:style-name="T1">)</text:span></text:p>
      <text:p text:style-name="P11">        </text:p>
      <text:p text:style-name="P7"/>
      <text:p text:style-name="P11">    <text:span text:style-name="T4">def</text:span><text:span text:style-name="T1"> __init__(self):</text:span></text:p>
      <text:p text:style-name="P11">        <text:span text:style-name="T9">"""</text:span></text:p>
      <text:p text:style-name="P12">        <text:span text:style-name="T1">Initialize the json file manager</text:span></text:p>
      <text:p text:style-name="P12">        <text:span text:style-name="T1">"""</text:span></text:p>
      <text:p text:style-name="P11">        <text:span text:style-name="T4">self</text:span><text:span text:style-name="T1">.initTextFile()</text:span></text:p>
      <text:p text:style-name="P11">        <text:span text:style-name="T9">"""</text:span></text:p>
      <text:p text:style-name="P12">        <text:span text:style-name="T1">Set up the game window variables and initialize pygame</text:span></text:p>
      <text:p text:style-name="P12">        <text:span text:style-name="T1">"""</text:span></text:p>
      <text:p text:style-name="P11">        <text:span text:style-name="T1">pygame.init() </text:span><text:span text:style-name="T7"># Initialize pygame</text:span></text:p>
      <text:p text:style-name="P11">        <text:span text:style-name="T4">self</text:span><text:span text:style-name="T1">.clock = pygame.time.Clock() </text:span><text:span text:style-name="T7"># Set frame rate</text:span></text:p>
      <text:p text:style-name="P11">        <text:span text:style-name="T4">self</text:span><text:span text:style-name="T1">.SCREEN_WIDTH = </text:span><text:span text:style-name="T4">self</text:span><text:span text:style-name="T1">.read_file(</text:span><text:span text:style-name="T9">"win_width"</text:span><text:span text:style-name="T1">)</text:span><text:span text:style-name="T7"># Set the width of the screen</text:span></text:p>
      <text:p text:style-name="P11"><text:soft-page-break/>        <text:span text:style-name="T4">self</text:span><text:span text:style-name="T1">.SCREEN_HEIGHT = </text:span><text:span text:style-name="T4">self</text:span><text:span text:style-name="T1">.read_file(</text:span><text:span text:style-name="T9">"win_height"</text:span><text:span text:style-name="T1">) </text:span><text:span text:style-name="T7"># Set the height of the screen</text:span></text:p>
      <text:p text:style-name="P11">        <text:span text:style-name="T4">self</text:span><text:span text:style-name="T1">.screen = pygame.display.set_mode((</text:span><text:span text:style-name="T4">self</text:span><text:span text:style-name="T1">.SCREEN_WIDTH, </text:span><text:span text:style-name="T4">self</text:span><text:span text:style-name="T1">.SCREEN_HEIGHT)) </text:span><text:span text:style-name="T7"># Create a screen with the specified width and height</text:span></text:p>
      <text:p text:style-name="P11">        <text:span text:style-name="T4">self</text:span><text:span text:style-name="T1">.BallChannelCounter = </text:span><text:span text:style-name="T11">5</text:span><text:span text:style-name="T1"> </text:span><text:span text:style-name="T7"># Set the channel counter to 5</text:span></text:p>
      <text:p text:style-name="P11">        <text:span text:style-name="T9">"""</text:span></text:p>
      <text:p text:style-name="P12">        <text:span text:style-name="T1">Set up environment variables</text:span></text:p>
      <text:p text:style-name="P12">        <text:span text:style-name="T1">"""</text:span></text:p>
      <text:p text:style-name="P11">        <text:span text:style-name="T4">self</text:span><text:span text:style-name="T1">.bg_colour = </text:span><text:span text:style-name="T4">self</text:span><text:span text:style-name="T1">.read_file(</text:span><text:span text:style-name="T9">"bg_colour"</text:span><text:span text:style-name="T1">) </text:span><text:span text:style-name="T7"># Set the background colour of the environment</text:span></text:p>
      <text:p text:style-name="P11">        <text:span text:style-name="T4">self</text:span><text:span text:style-name="T1">.B2 = </text:span><text:span text:style-name="T4">self</text:span><text:span text:style-name="T1">.read_file(</text:span><text:span text:style-name="T9">"B2"</text:span><text:span text:style-name="T1">) </text:span><text:span text:style-name="T7"># Set the B2 coefficient of the environment</text:span></text:p>
      <text:p text:style-name="P11">        <text:span text:style-name="T9">"""</text:span></text:p>
      <text:p text:style-name="P12">        <text:span text:style-name="T1">Set up target variables</text:span></text:p>
      <text:p text:style-name="P12">        <text:span text:style-name="T1">"""</text:span></text:p>
      <text:p text:style-name="P11">        <text:span text:style-name="T4">self</text:span><text:span text:style-name="T1">.target_x = </text:span><text:span text:style-name="T4">self</text:span><text:span text:style-name="T1">.SCREEN_WIDTH - </text:span><text:span text:style-name="T11">100</text:span><text:span text:style-name="T1"> </text:span><text:span text:style-name="T7"># Set the initial x-position of the target in pixels</text:span></text:p>
      <text:p text:style-name="P11">        <text:span text:style-name="T4">self</text:span><text:span text:style-name="T1">.target_y = </text:span><text:span text:style-name="T4">self</text:span><text:span text:style-name="T1">.SCREEN_HEIGHT - </text:span><text:span text:style-name="T11">100</text:span><text:span text:style-name="T1"> </text:span><text:span text:style-name="T7"># Set the initial y-position of the target in pixels</text:span></text:p>
      <text:p text:style-name="P11">        <text:span text:style-name="T4">self</text:span><text:span text:style-name="T1">.target_width = </text:span><text:span text:style-name="T11">20</text:span><text:span text:style-name="T1"> </text:span><text:span text:style-name="T7"># Set the width of the target in pixels</text:span></text:p>
      <text:p text:style-name="P11">        <text:span text:style-name="T4">self</text:span><text:span text:style-name="T1">.target_height = </text:span><text:span text:style-name="T11">20</text:span><text:span text:style-name="T1"> </text:span><text:span text:style-name="T7"># Set the height of the target in pixels</text:span></text:p>
      <text:p text:style-name="P11">        <text:span text:style-name="T9">"""</text:span></text:p>
      <text:p text:style-name="P12">        <text:span text:style-name="T1">Set up projectile variables</text:span></text:p>
      <text:p text:style-name="P12">        <text:span text:style-name="T1">"""</text:span></text:p>
      <text:p text:style-name="P11">        <text:span text:style-name="T4">self</text:span><text:span text:style-name="T1">.projectile_x = </text:span><text:span text:style-name="T11">0</text:span><text:span text:style-name="T1"> </text:span><text:span text:style-name="T7"># Set the initial x-position of the projectile to the x-position of the cannon</text:span></text:p>
      <text:p text:style-name="P11">        <text:span text:style-name="T4">self</text:span><text:span text:style-name="T1">.projectile_y = </text:span><text:span text:style-name="T11">0</text:span><text:span text:style-name="T1"> </text:span><text:span text:style-name="T7"># Set the initial y-position of the projectile to the y-position of the cannon</text:span></text:p>
      <text:p text:style-name="P11">        <text:span text:style-name="T4">self</text:span><text:span text:style-name="T1">.projectile_vx = </text:span><text:span text:style-name="T11">0</text:span><text:span text:style-name="T1"> </text:span><text:span text:style-name="T7"># Set the initial x-velocity of the projectile to the x-velocity of the cannon</text:span></text:p>
      <text:p text:style-name="P11">        <text:span text:style-name="T4">self</text:span><text:span text:style-name="T1">.projectile_vy = </text:span><text:span text:style-name="T11">0</text:span><text:span text:style-name="T1"> </text:span><text:span text:style-name="T7"># Set the initial y-velocity of the projectile to the y-velocity of the cannon</text:span></text:p>
      <text:p text:style-name="P11">        <text:span text:style-name="T4">self</text:span><text:span text:style-name="T1">.projectile_m = </text:span><text:span text:style-name="T4">self</text:span><text:span text:style-name="T1">.read_file(</text:span><text:span text:style-name="T9">"projectile_m"</text:span><text:span text:style-name="T1">) </text:span><text:span text:style-name="T7"># Set the mass of the projectile</text:span></text:p>
      <text:p text:style-name="P11">        <text:span text:style-name="T4">self</text:span><text:span text:style-name="T1">.projectile_Cd = </text:span><text:span text:style-name="T4">self</text:span><text:span text:style-name="T1">.read_file(</text:span><text:span text:style-name="T9">"projectile_Cd"</text:span><text:span text:style-name="T1">) </text:span><text:span text:style-name="T7"># Set the drag coefficient of the projectile</text:span></text:p>
      <text:p text:style-name="P11">        <text:span text:style-name="T4">self</text:span><text:span text:style-name="T1">.projectile_colour = </text:span><text:span text:style-name="T4">self</text:span><text:span text:style-name="T1">.read_file(</text:span><text:span text:style-name="T9">"projectile_colour"</text:span><text:span text:style-name="T1">) </text:span><text:soft-page-break/><text:span text:style-name="T7"># Set the colour of the projectile</text:span></text:p>
      <text:p text:style-name="P11">        <text:span text:style-name="T4">self</text:span><text:span text:style-name="T1">.bounceCounter = </text:span><text:span text:style-name="T11">0</text:span><text:span text:style-name="T1"> </text:span><text:span text:style-name="T7"># Set the bounce counter to 0</text:span></text:p>
      <text:p text:style-name="P11">        <text:span text:style-name="T9">"""</text:span></text:p>
      <text:p text:style-name="P12">        <text:span text:style-name="T1">Set up level variables</text:span></text:p>
      <text:p text:style-name="P12">        <text:span text:style-name="T1">"""</text:span></text:p>
      <text:p text:style-name="P11">        <text:span text:style-name="T4">self</text:span><text:span text:style-name="T1">.levelCounter = </text:span><text:span text:style-name="T4">self</text:span><text:span text:style-name="T1">.read_file(</text:span><text:span text:style-name="T9">"levelCounter"</text:span><text:span text:style-name="T1">) </text:span><text:span text:style-name="T7"># Set the level counter</text:span></text:p>
      <text:p text:style-name="P11">        <text:span text:style-name="T4">self</text:span><text:span text:style-name="T1">.obstacleList = [] </text:span><text:span text:style-name="T7"># Create an empty list to store the obstacles</text:span></text:p>
      <text:p text:style-name="P11">        <text:span text:style-name="T4">self</text:span><text:span text:style-name="T1">.running = </text:span><text:span text:style-name="T4">True</text:span><text:span text:style-name="T1"> </text:span><text:span text:style-name="T7"># A boolean variable to indicate if the game is running</text:span></text:p>
      <text:p text:style-name="P11">        <text:span text:style-name="T4">self</text:span><text:span text:style-name="T1">.game_over = </text:span><text:span text:style-name="T4">False</text:span><text:span text:style-name="T1"> </text:span><text:span text:style-name="T7"># A boolean variable to indicate if the game is over</text:span></text:p>
      <text:p text:style-name="P11">        <text:span text:style-name="T4">self</text:span><text:span text:style-name="T1">.launched = </text:span><text:span text:style-name="T4">False</text:span><text:span text:style-name="T1"> </text:span><text:span text:style-name="T7"># A boolean variable to indicate if the projectile has been launched</text:span></text:p>
      <text:p text:style-name="P11">        <text:span text:style-name="T4">self</text:span><text:span text:style-name="T1">.in_flight = </text:span><text:span text:style-name="T4">False</text:span><text:span text:style-name="T1"> </text:span><text:span text:style-name="T7"># A boolean variable to indicate if the projectile is in flight</text:span></text:p>
      <text:p text:style-name="P11">        <text:span text:style-name="T4">self</text:span><text:span text:style-name="T1">.background = pygame.image.load(</text:span><text:span text:style-name="T9">"assets\\background.png"</text:span><text:span text:style-name="T1">) </text:span><text:span text:style-name="T7"># Load the background image</text:span></text:p>
      <text:p text:style-name="P11">        <text:span text:style-name="T9">"""</text:span></text:p>
      <text:p text:style-name="P12">        <text:span text:style-name="T1">Create a cannon object</text:span></text:p>
      <text:p text:style-name="P12">        <text:span text:style-name="T1">"""</text:span></text:p>
      <text:p text:style-name="P11">        <text:span text:style-name="T4">self</text:span><text:span text:style-name="T1">.cannon = Cannon(</text:span><text:span text:style-name="T11">100</text:span><text:span text:style-name="T1">, </text:span><text:span text:style-name="T4">self</text:span><text:span text:style-name="T1">.SCREEN_HEIGHT/</text:span><text:span text:style-name="T11">2</text:span><text:span text:style-name="T1">) </text:span><text:span text:style-name="T7"># Create a cannon object with the specified position</text:span></text:p>
      <text:p text:style-name="P11">        <text:span text:style-name="T4">self</text:span><text:span text:style-name="T1">.target = Goal(</text:span><text:span text:style-name="T4">self</text:span><text:span text:style-name="T1">.target_x, </text:span><text:span text:style-name="T4">self</text:span><text:span text:style-name="T1">.target_y, </text:span><text:span text:style-name="T4">self</text:span><text:span text:style-name="T1">.target_width, </text:span><text:span text:style-name="T4">self</text:span><text:span text:style-name="T1">.target_height) </text:span><text:span text:style-name="T7"># Create a target object with the specified position and size</text:span></text:p>
      <text:p text:style-name="P7"/>
      <text:p text:style-name="P11">    <text:span text:style-name="T4">def</text:span><text:span text:style-name="T1"> obstacleManager(self):</text:span></text:p>
      <text:p text:style-name="P11">        <text:span text:style-name="T9">"""</text:span></text:p>
      <text:p text:style-name="P12">        <text:span text:style-name="T1">A function to manage obstacles</text:span></text:p>
      <text:p text:style-name="P12">        <text:span text:style-name="T1">"""</text:span></text:p>
      <text:p text:style-name="P11">        <text:span text:style-name="T4">self</text:span><text:span text:style-name="T1">.obstacleList.clear() </text:span><text:span text:style-name="T7"># Clear the list of obstacles</text:span></text:p>
      <text:p text:style-name="P7"/>
      <text:p text:style-name="P11">        <text:span text:style-name="T4">self</text:span><text:span text:style-name="T1">.obstacleList.append(Obstacle(</text:span><text:span text:style-name="T11">0</text:span><text:span text:style-name="T1">, </text:span><text:span text:style-name="T4">self</text:span><text:span text:style-name="T1">.SCREEN_HEIGHT-</text:span><text:span text:style-name="T11">5</text:span><text:span text:style-name="T1">, </text:span><text:span text:style-name="T4">self</text:span><text:span text:style-name="T1">.SCREEN_WIDTH, </text:span><text:span text:style-name="T11">50</text:span><text:span text:style-name="T1">)) </text:span><text:span text:style-name="T7"># Create a floor object with the specified position and size</text:span></text:p>
      <text:p text:style-name="P11">        <text:span text:style-name="T4">self</text:span><text:span text:style-name="T1">.obstacleList.append(Obstacle(</text:span><text:span text:style-name="T11">0</text:span><text:span text:style-name="T1">, -</text:span><text:span text:style-name="T11">45</text:span><text:span text:style-name="T1">, </text:span><text:span text:style-name="T4">self</text:span><text:span text:style-name="T1">.SCREEN_WIDTH, </text:span><text:span text:style-name="T11">50</text:span><text:span text:style-name="T1">)) </text:span><text:span text:style-name="T7"># Create a ceiling object with the specified position and size</text:span></text:p>
      <text:p text:style-name="P11"><text:soft-page-break/>        <text:span text:style-name="T4">self</text:span><text:span text:style-name="T1">.obstacleList.append(Obstacle(</text:span><text:span text:style-name="T4">self</text:span><text:span text:style-name="T1">.SCREEN_WIDTH-</text:span><text:span text:style-name="T11">5</text:span><text:span text:style-name="T1">, </text:span><text:span text:style-name="T11">0</text:span><text:span text:style-name="T1">, </text:span><text:span text:style-name="T11">50</text:span><text:span text:style-name="T1">, </text:span><text:span text:style-name="T4">self</text:span><text:span text:style-name="T1">.SCREEN_HEIGHT)) </text:span><text:span text:style-name="T7"># Create a right wall object with the specified position and size</text:span></text:p>
      <text:p text:style-name="P7"/>
      <text:p text:style-name="P11">        <text:span text:style-name="T4">for</text:span><text:span text:style-name="T1"> i </text:span><text:span text:style-name="T4">in</text:span><text:span text:style-name="T1"> range(</text:span><text:span text:style-name="T4">self</text:span><text:span text:style-name="T1">.levelCounter): </text:span><text:span text:style-name="T7"># Loop through the number of obstacles for the current level</text:span></text:p>
      <text:p text:style-name="P11">            <text:span text:style-name="T4">self</text:span><text:span text:style-name="T1">.obstacleList.append(Obstacle(random.randint(</text:span><text:span text:style-name="T11">0</text:span><text:span text:style-name="T1">,</text:span><text:span text:style-name="T4">self</text:span><text:span text:style-name="T1">.SCREEN_WIDTH), random.randint(</text:span><text:span text:style-name="T11">0</text:span><text:span text:style-name="T1">,</text:span><text:span text:style-name="T4">self</text:span><text:span text:style-name="T1">.SCREEN_HEIGHT), random.randint(</text:span><text:span text:style-name="T11">20</text:span><text:span text:style-name="T1">,</text:span><text:span text:style-name="T11">100</text:span><text:span text:style-name="T1">), random.randint(</text:span><text:span text:style-name="T11">20</text:span><text:span text:style-name="T1">,</text:span><text:span text:style-name="T11">100</text:span><text:span text:style-name="T1">))) </text:span><text:span text:style-name="T7"># Add an obstacle to the list of obstacles</text:span></text:p>
      <text:p text:style-name="P7"/>
      <text:p text:style-name="P11">    <text:span text:style-name="T4">def</text:span><text:span text:style-name="T1"> levelManager(self, state):</text:span></text:p>
      <text:p text:style-name="P11">        <text:span text:style-name="T9">"""</text:span></text:p>
      <text:p text:style-name="P12">        <text:span text:style-name="T1">A function to progress the level when the target is hit</text:span></text:p>
      <text:p text:style-name="P12">        <text:span text:style-name="T1">"""</text:span></text:p>
      <text:p text:style-name="P11">        <text:span text:style-name="T4">if</text:span><text:span text:style-name="T1"> state == </text:span><text:span text:style-name="T4">True</text:span><text:span text:style-name="T1">:</text:span></text:p>
      <text:p text:style-name="P11">            <text:span text:style-name="T4">self</text:span><text:span text:style-name="T1">.levelCounter += </text:span><text:span text:style-name="T11">2</text:span><text:span text:style-name="T1"> </text:span><text:span text:style-name="T7"># Increase the level counter </text:span></text:p>
      <text:p text:style-name="P11">            <text:span text:style-name="T4">self</text:span><text:span text:style-name="T1">.target = Goal(</text:span><text:span text:style-name="T4">self</text:span><text:span text:style-name="T1">.target_x, random.randint(</text:span><text:span text:style-name="T11">50</text:span><text:span text:style-name="T1">, </text:span><text:span text:style-name="T4">self</text:span><text:span text:style-name="T1">.SCREEN_HEIGHT-</text:span><text:span text:style-name="T11">50</text:span><text:span text:style-name="T1">), </text:span><text:span text:style-name="T4">self</text:span><text:span text:style-name="T1">.target_width, </text:span><text:span text:style-name="T4">self</text:span><text:span text:style-name="T1">.target_height) </text:span><text:span text:style-name="T7"># Create a target object with the specified position and size</text:span></text:p>
      <text:p text:style-name="P11">            <text:span text:style-name="T4">self</text:span><text:span text:style-name="T1">.obstacleManager() </text:span><text:span text:style-name="T7"># Call the function to manage the obstacles</text:span></text:p>
      <text:p text:style-name="P11">            <text:span text:style-name="T4">self</text:span><text:span text:style-name="T1">.write_file(</text:span><text:span text:style-name="T9">"wind_speed"</text:span><text:span text:style-name="T1">, (random.random() * </text:span><text:span text:style-name="T4">self</text:span><text:span text:style-name="T1">.levelCounter/</text:span><text:span text:style-name="T11">4</text:span><text:span text:style-name="T1">)) </text:span><text:span text:style-name="T7"># Write the wind to the json file")</text:span></text:p>
      <text:p text:style-name="P11">            <text:span text:style-name="T4">self</text:span><text:span text:style-name="T1">.write_file(</text:span><text:span text:style-name="T9">"wind_angle"</text:span><text:span text:style-name="T1">, (random.randint(</text:span><text:span text:style-name="T11">0</text:span><text:span text:style-name="T1">,</text:span><text:span text:style-name="T11">360</text:span><text:span text:style-name="T1">))) </text:span><text:span text:style-name="T7"># Write the wind angle to the json file")</text:span></text:p>
      <text:p text:style-name="P11">            <text:span text:style-name="T4">self</text:span><text:span text:style-name="T1">.projectile.set_wind(</text:span><text:span text:style-name="T4">self</text:span><text:span text:style-name="T1">.read_file(</text:span><text:span text:style-name="T9">"wind_speed"</text:span><text:span text:style-name="T1">), </text:span><text:span text:style-name="T4">self</text:span><text:span text:style-name="T1">.read_file(</text:span><text:span text:style-name="T9">"wind_angle"</text:span><text:span text:style-name="T1">)) </text:span><text:span text:style-name="T7"># Set the wind of the projectile</text:span></text:p>
      <text:p text:style-name="P11">            <text:span text:style-name="T4">self</text:span><text:span text:style-name="T1">.projectileImage.set_colour((random.randint(</text:span><text:span text:style-name="T11">100</text:span><text:span text:style-name="T1">,</text:span><text:span text:style-name="T11">255</text:span><text:span text:style-name="T1">), random.randint(</text:span><text:span text:style-name="T11">100</text:span><text:span text:style-name="T1">,</text:span><text:span text:style-name="T11">255</text:span><text:span text:style-name="T1">), random.randint(</text:span><text:span text:style-name="T11">100</text:span><text:span text:style-name="T1">,</text:span><text:span text:style-name="T11">255</text:span><text:span text:style-name="T1">))) </text:span><text:span text:style-name="T7"># Set the colour of the projectile to a random colour</text:span></text:p>
      <text:p text:style-name="P11">            <text:span text:style-name="T4">self</text:span><text:span text:style-name="T1">.game_over = </text:span><text:span text:style-name="T4">True</text:span><text:span text:style-name="T1"> </text:span><text:span text:style-name="T7"># Set the boolean variable to True to indicate that the game is over</text:span></text:p>
      <text:p text:style-name="P11">            <text:span text:style-name="T4">self</text:span><text:span text:style-name="T1">.saveState() </text:span><text:span text:style-name="T7"># Call the function to save the game state</text:span></text:p>
      <text:p text:style-name="P11">        <text:span text:style-name="T4">else</text:span><text:span text:style-name="T1">:</text:span></text:p>
      <text:p text:style-name="P11">            <text:span text:style-name="T4">self</text:span><text:span text:style-name="T1">.game_over = </text:span><text:span text:style-name="T4">True</text:span><text:span text:style-name="T1"> </text:span><text:span text:style-name="T7"># Set the boolean variable to True to indicate that the game is over</text:span></text:p>
      <text:p text:style-name="P8"/>
      <text:p text:style-name="P11"><text:soft-page-break/>    <text:span text:style-name="T4">def</text:span><text:span text:style-name="T1"> run(self):</text:span></text:p>
      <text:p text:style-name="P11">        <text:span text:style-name="T9">"""</text:span></text:p>
      <text:p text:style-name="P12">        <text:span text:style-name="T1">A function to run the game loop</text:span></text:p>
      <text:p text:style-name="P12">        <text:span text:style-name="T1">"""</text:span></text:p>
      <text:p text:style-name="P7"/>
      <text:p text:style-name="P11">        <text:span text:style-name="T9">"""Set Level Start Conditions"""</text:span></text:p>
      <text:p text:style-name="P11">        <text:span text:style-name="T4">self</text:span><text:span text:style-name="T1">.projectile = Projectile(</text:span><text:span text:style-name="T4">self</text:span><text:span text:style-name="T1">.cannon.get_center()[</text:span><text:span text:style-name="T11">0</text:span><text:span text:style-name="T1">], </text:span><text:span text:style-name="T4">self</text:span><text:span text:style-name="T1">.cannon.get_center()[</text:span><text:span text:style-name="T11">1</text:span><text:span text:style-name="T1">], </text:span><text:span text:style-name="T4">self</text:span><text:span text:style-name="T1">.projectile_vx, </text:span><text:span text:style-name="T4">self</text:span><text:span text:style-name="T1">.projectile_vy, </text:span><text:span text:style-name="T4">self</text:span><text:span text:style-name="T1">.projectile_m, </text:span><text:span text:style-name="T4">self</text:span><text:span text:style-name="T1">.projectile_Cd, </text:span><text:span text:style-name="T4">self</text:span><text:span text:style-name="T1">.B2, </text:span><text:span text:style-name="T11">9.81</text:span><text:span text:style-name="T1">) </text:span><text:span text:style-name="T7"># Create a projectile object with the specified position, velocity, mass, drag coefficient, and acceleration due to gravity</text:span></text:p>
      <text:p text:style-name="P11">        <text:span text:style-name="T4">self</text:span><text:span text:style-name="T1">.projectileImage = ProjectileImage(</text:span><text:span text:style-name="T4">self</text:span><text:span text:style-name="T1">.cannon.get_center()[</text:span><text:span text:style-name="T11">0</text:span><text:span text:style-name="T1">], </text:span><text:span text:style-name="T4">self</text:span><text:span text:style-name="T1">.cannon.get_center()[</text:span><text:span text:style-name="T11">1</text:span><text:span text:style-name="T1">], </text:span><text:span text:style-name="T11">5</text:span><text:span text:style-name="T1">) </text:span><text:span text:style-name="T7"># Create a projectile image object with the specified position and size</text:span></text:p>
      <text:p text:style-name="P11">        <text:span text:style-name="T4">self</text:span><text:span text:style-name="T1">.windArrow = WindArrow(</text:span><text:span text:style-name="T11">30</text:span><text:span text:style-name="T1">, </text:span><text:span text:style-name="T11">70</text:span><text:span text:style-name="T1">)</text:span></text:p>
      <text:p text:style-name="P11">        <text:span text:style-name="T4">self</text:span><text:span text:style-name="T1">.obstacleManager()</text:span></text:p>
      <text:p text:style-name="P11">        <text:span text:style-name="T4">self</text:span><text:span text:style-name="T1">.projectile.set_wind(</text:span><text:span text:style-name="T4">self</text:span><text:span text:style-name="T1">.read_file(</text:span><text:span text:style-name="T9">"wind_speed"</text:span><text:span text:style-name="T1">), </text:span><text:span text:style-name="T4">self</text:span><text:span text:style-name="T1">.read_file(</text:span><text:span text:style-name="T9">"wind_angle"</text:span><text:span text:style-name="T1">)) </text:span><text:span text:style-name="T7"># Set the wind of the projectile</text:span></text:p>
      <text:p text:style-name="P11">        <text:span text:style-name="T1">pygame.mixer.set_num_channels(</text:span><text:span text:style-name="T11">41</text:span><text:span text:style-name="T1">)</text:span></text:p>
      <text:p text:style-name="P7"/>
      <text:p text:style-name="P11">        <text:span text:style-name="T7">#play amb1 sound on loop on channel 4</text:span></text:p>
      <text:p text:style-name="P11">        <text:span text:style-name="T1">sound = pygame.mixer.Sound(</text:span><text:span text:style-name="T9">"assets\\amb1.mp3"</text:span><text:span text:style-name="T1">)</text:span></text:p>
      <text:p text:style-name="P11">        <text:span text:style-name="T1">channel = pygame.mixer.Channel(</text:span><text:span text:style-name="T11">4</text:span><text:span text:style-name="T1">)</text:span></text:p>
      <text:p text:style-name="P11">        <text:span text:style-name="T1">channel.play(sound, -</text:span><text:span text:style-name="T11">1</text:span><text:span text:style-name="T1">)</text:span></text:p>
      <text:p text:style-name="P11">        <text:span text:style-name="T1">pygame.mixer.music.load(</text:span><text:span text:style-name="T9">"assets\\wind.mp3"</text:span><text:span text:style-name="T1">)</text:span></text:p>
      <text:p text:style-name="P11">        <text:span text:style-name="T1">pygame.mixer.music.play(-</text:span><text:span text:style-name="T11">1</text:span><text:span text:style-name="T1">)</text:span></text:p>
      <text:p text:style-name="P7"/>
      <text:p text:style-name="P11">        <text:span text:style-name="T4">while</text:span><text:span text:style-name="T1"> </text:span><text:span text:style-name="T4">self</text:span><text:span text:style-name="T1">.running: </text:span><text:span text:style-name="T7"># A loop to run the game while th boolean variable is True</text:span></text:p>
      <text:p text:style-name="P11">            <text:span text:style-name="T1">pygame.mixer.music.set_volume(</text:span><text:span text:style-name="T4">self</text:span><text:span text:style-name="T1">.projectile.wind_speed/</text:span><text:span text:style-name="T11">10</text:span><text:span text:style-name="T1">)</text:span></text:p>
      <text:p text:style-name="P11">            <text:span text:style-name="T4">self</text:span><text:span text:style-name="T1">.projectile.set_position(</text:span><text:span text:style-name="T4">self</text:span><text:span text:style-name="T1">.cannon.get_center()[</text:span><text:span text:style-name="T11">0</text:span><text:span text:style-name="T1">], </text:span><text:span text:style-name="T4">self</text:span><text:span text:style-name="T1">.cannon.get_center()[</text:span><text:span text:style-name="T11">1</text:span><text:span text:style-name="T1">]) </text:span><text:span text:style-name="T7"># Set the position of the projectile to the position of the cannon</text:span></text:p>
      <text:p text:style-name="P11">            <text:span text:style-name="T4">self</text:span><text:span text:style-name="T1">.projectile.distance_traveled = </text:span><text:span text:style-name="T11">0</text:span><text:span text:style-name="T1"> </text:span><text:span text:style-name="T7"># Set the distance traveled to 0</text:span></text:p>
      <text:p text:style-name="P11">            <text:span text:style-name="T4">self</text:span><text:span text:style-name="T1">.projectile.distance_traveled_x = </text:span><text:span text:style-name="T11">0</text:span><text:span text:style-name="T1"> </text:span><text:span text:style-name="T7"># Set the distance traveled in the x-direction to 0</text:span></text:p>
      <text:p text:style-name="P11">            <text:span text:style-name="T4">self</text:span><text:span text:style-name="T1">.projectile.distance_traveled_y = </text:span><text:span text:style-name="T11">0</text:span><text:span text:style-name="T1"> </text:span><text:span text:style-name="T7"># Set the distance </text:span><text:soft-page-break/><text:span text:style-name="T7">traveled in the y-direction to 0</text:span></text:p>
      <text:p text:style-name="P11">            <text:span text:style-name="T4">self</text:span><text:span text:style-name="T1">.projectileImage.set_position(</text:span><text:span text:style-name="T4">self</text:span><text:span text:style-name="T1">.cannon.get_center()[</text:span><text:span text:style-name="T11">0</text:span><text:span text:style-name="T1">], </text:span><text:span text:style-name="T4">self</text:span><text:span text:style-name="T1">.cannon.get_center()[</text:span><text:span text:style-name="T11">1</text:span><text:span text:style-name="T1">]) </text:span><text:span text:style-name="T7"># Set the position of the projectile image to the position of the cannon</text:span></text:p>
      <text:p text:style-name="P11">            <text:span text:style-name="T4">self</text:span><text:span text:style-name="T1">.projectile.hit_target = </text:span><text:span text:style-name="T4">False</text:span><text:span text:style-name="T1"> </text:span><text:span text:style-name="T7"># A boolean variable to indicate if the projectile has hit the target</text:span></text:p>
      <text:p text:style-name="P11">            <text:span text:style-name="T4">self</text:span><text:span text:style-name="T1">.game_over = </text:span><text:span text:style-name="T4">False</text:span><text:span text:style-name="T1"> </text:span><text:span text:style-name="T7"># A boolean variable to indicate if the game is over</text:span></text:p>
      <text:p text:style-name="P11">            <text:span text:style-name="T4">self</text:span><text:span text:style-name="T1">.launched = </text:span><text:span text:style-name="T4">False</text:span><text:span text:style-name="T1"> </text:span><text:span text:style-name="T7"># A boolean variable to indicate if the projectile has been launched</text:span></text:p>
      <text:p text:style-name="P11">            <text:span text:style-name="T4">self</text:span><text:span text:style-name="T1">.in_flight = </text:span><text:span text:style-name="T4">False</text:span><text:span text:style-name="T1"> </text:span><text:span text:style-name="T7"># A boolean variable to indicate if the projectile is in flight</text:span></text:p>
      <text:p text:style-name="P11">            <text:span text:style-name="T4">self</text:span><text:span text:style-name="T1">.projectile.trajectory.clear() </text:span><text:span text:style-name="T7"># Clear the trajectory list            </text:span></text:p>
      <text:p text:style-name="P11">            <text:span text:style-name="T4">self</text:span><text:span text:style-name="T1">.bounceCounter = </text:span><text:span text:style-name="T11">0</text:span><text:span text:style-name="T1"> </text:span><text:span text:style-name="T7"># Set the bounce counter to 0</text:span></text:p>
      <text:p text:style-name="P7"/>
      <text:p text:style-name="P11">            <text:span text:style-name="T4">while</text:span><text:span text:style-name="T1"> </text:span><text:span text:style-name="T4">not</text:span><text:span text:style-name="T1"> </text:span><text:span text:style-name="T4">self</text:span><text:span text:style-name="T1">.game_over: </text:span><text:span text:style-name="T7"># A loop to run the game while the boolean variable is False</text:span></text:p>
      <text:p text:style-name="P7"/>
      <text:p text:style-name="P11">                <text:span text:style-name="T9">"""</text:span></text:p>
      <text:p text:style-name="P12">                <text:span text:style-name="T1">This section of the code is executed once per frame and will handle any events that occur</text:span></text:p>
      <text:p text:style-name="P12">                <text:span text:style-name="T1">"""</text:span></text:p>
      <text:p text:style-name="P7"/>
      <text:p text:style-name="P11">                <text:span text:style-name="T9">"""UPDATE THE GAME STATE"""</text:span></text:p>
      <text:p text:style-name="P11">                <text:span text:style-name="T1">mouse_x, mouse_y = pygame.mouse.get_pos() </text:span><text:span text:style-name="T7"># Get the position of the mouse in pixels inside the window</text:span></text:p>
      <text:p text:style-name="P11">                <text:span text:style-name="T1">angle_projectile = (math.atan2(mouse_y - </text:span><text:span text:style-name="T4">self</text:span><text:span text:style-name="T1">.projectile.y, mouse_x -  </text:span><text:span text:style-name="T4">self</text:span><text:span text:style-name="T1">.projectile.x)) </text:span><text:span text:style-name="T7"># Calculate the angle between the projectile and the mouse</text:span></text:p>
      <text:p text:style-name="P11">                <text:span text:style-name="T1">angle_cannon = (math.atan2(mouse_y - </text:span><text:span text:style-name="T4">self</text:span><text:span text:style-name="T1">.projectile.y, mouse_x -  </text:span><text:span text:style-name="T4">self</text:span><text:span text:style-name="T1">.projectile.x)) </text:span><text:span text:style-name="T7"># Calculate the angle between the cannon and the mouse</text:span></text:p>
      <text:p text:style-name="P7"/>
      <text:p text:style-name="P11">                <text:span text:style-name="T4">if</text:span><text:span text:style-name="T1"> </text:span><text:span text:style-name="T4">not</text:span><text:span text:style-name="T1"> </text:span><text:span text:style-name="T4">self</text:span><text:span text:style-name="T1">.in_flight: </text:span><text:span text:style-name="T7"># If the projectile is not in flight</text:span></text:p>
      <text:p text:style-name="P11">                    <text:span text:style-name="T4">self</text:span><text:span text:style-name="T1">.cannon.rot_center(math.degrees(-angle_cannon)-</text:span><text:span text:style-name="T11">20</text:span><text:span text:style-name="T1">)</text:span></text:p>
      <text:p text:style-name="P11">                    <text:span text:style-name="T4">self</text:span><text:span text:style-name="T1">.cannon.set_power(((mouse_x -  </text:span><text:span text:style-name="T4">self</text:span><text:span text:style-name="T1">.cannon.x)**</text:span><text:span text:style-name="T11">2</text:span><text:span text:style-name="T1"> + (mouse_y - </text:span><text:span text:style-name="T4">self</text:span><text:span text:style-name="T1">.cannon.y)**</text:span><text:span text:style-name="T11">2</text:span><text:span text:style-name="T1">)**</text:span><text:span text:style-name="T11">0.5</text:span><text:span text:style-name="T1"> / </text:span><text:span text:style-name="T11">5</text:span><text:span text:style-name="T1">) </text:span><text:span text:style-name="T7"># Calculate the power of the projectile based on the distance between the cannon and the </text:span><text:soft-page-break/><text:span text:style-name="T7">mouse</text:span></text:p>
      <text:p text:style-name="P11">                    <text:span text:style-name="T4">self</text:span><text:span text:style-name="T1">.projectile.set_vx_vy(math.cos(-angle_projectile)*</text:span><text:span text:style-name="T4">self</text:span><text:span text:style-name="T1">.cannon.get_power(), math.sin(-angle_projectile)*</text:span><text:span text:style-name="T4">self</text:span><text:span text:style-name="T1">.cannon.get_power()) </text:span><text:span text:style-name="T7"># Set the x-velocity and y-velocity of the projectile based on the power and angle between the cannon and the mouse</text:span></text:p>
      <text:p text:style-name="P7"/>
      <text:p text:style-name="P11">                <text:span text:style-name="T4">if</text:span><text:span text:style-name="T1"> </text:span><text:span text:style-name="T4">self</text:span><text:span text:style-name="T1">.launched: </text:span><text:span text:style-name="T7"># If the projectile has been launched</text:span></text:p>
      <text:p text:style-name="P11">                    <text:span text:style-name="T4">self</text:span><text:span text:style-name="T1">.cannon.set_power(((mouse_x -  </text:span><text:span text:style-name="T4">self</text:span><text:span text:style-name="T1">.cannon.x)**</text:span><text:span text:style-name="T11">2</text:span><text:span text:style-name="T1"> + (mouse_y - </text:span><text:span text:style-name="T4">self</text:span><text:span text:style-name="T1">.cannon.y)**</text:span><text:span text:style-name="T11">2</text:span><text:span text:style-name="T1">)**</text:span><text:span text:style-name="T11">0.5</text:span><text:span text:style-name="T1"> / </text:span><text:span text:style-name="T11">5</text:span><text:span text:style-name="T1">) </text:span><text:span text:style-name="T7"># Calculate the power of the projectile based on the distance between the cannon and the mouse</text:span></text:p>
      <text:p text:style-name="P11">                    <text:span text:style-name="T4">self</text:span><text:span text:style-name="T1">.projectile.set_vx_vy(math.cos(-angle_projectile)*</text:span><text:span text:style-name="T4">self</text:span><text:span text:style-name="T1">.cannon.get_power(), math.sin(-angle_projectile)*</text:span><text:span text:style-name="T4">self</text:span><text:span text:style-name="T1">.cannon.get_power()) </text:span><text:span text:style-name="T7"># Set the x-velocity and y-velocity of the projectile based on the power and angle between the cannon and the mouse</text:span></text:p>
      <text:p text:style-name="P11">                    <text:span text:style-name="T4">self</text:span><text:span text:style-name="T1">.launched = </text:span><text:span text:style-name="T4">False</text:span><text:span text:style-name="T1"> </text:span><text:span text:style-name="T7"># Set the boolean variable to False to indicate that the projectile has been launched</text:span></text:p>
      <text:p text:style-name="P11">                    <text:span text:style-name="T4">self</text:span><text:span text:style-name="T1">.in_flight = </text:span><text:span text:style-name="T4">True</text:span><text:span text:style-name="T1"> </text:span><text:span text:style-name="T7"># Set the boolean variable to True to indicate that the projectile is in flight</text:span></text:p>
      <text:p text:style-name="P7"/>
      <text:p text:style-name="P11">                <text:span text:style-name="T4">if</text:span><text:span text:style-name="T1"> </text:span><text:span text:style-name="T4">self</text:span><text:span text:style-name="T1">.in_flight: </text:span><text:span text:style-name="T7"># If the projectile is in flight</text:span></text:p>
      <text:p text:style-name="P11">                    <text:span text:style-name="T4">self</text:span><text:span text:style-name="T1">.projectile.update_position() </text:span><text:span text:style-name="T7"># Call the method to update the position of the projectile</text:span></text:p>
      <text:p text:style-name="P7"/>
      <text:p text:style-name="P11">                <text:span text:style-name="T4">if</text:span><text:span text:style-name="T1"> </text:span><text:span text:style-name="T4">self</text:span><text:span text:style-name="T1">.target.check_collision(</text:span><text:span text:style-name="T4">self</text:span><text:span text:style-name="T1">.projectile): </text:span><text:span text:style-name="T7"># Call the method to check if the projectile has hit the target</text:span></text:p>
      <text:p text:style-name="P11">                    <text:span text:style-name="T4">self</text:span><text:span text:style-name="T1">.projectile.hit_target = </text:span><text:span text:style-name="T4">True</text:span><text:span text:style-name="T1"> </text:span><text:span text:style-name="T7"># Set the boolean variable to True to indicate that the projectile has hit the target</text:span></text:p>
      <text:p text:style-name="P11">                    <text:span text:style-name="T4">self</text:span><text:span text:style-name="T1">.levelManager(</text:span><text:span text:style-name="T4">self</text:span><text:span text:style-name="T1">.projectile.hit_target) </text:span><text:span text:style-name="T7"># Call the function to manage the levels</text:span></text:p>
      <text:p text:style-name="P11">                    <text:span text:style-name="T1">pygame.mixer.Channel(</text:span><text:span text:style-name="T11">0</text:span><text:span text:style-name="T1">).play(pygame.mixer.Sound(</text:span><text:span text:style-name="T9">'assets\\dingup.mp3'</text:span><text:span text:style-name="T1">))</text:span></text:p>
      <text:p text:style-name="P11">                <text:span text:style-name="T4">for</text:span><text:span text:style-name="T1"> i </text:span><text:span text:style-name="T4">in</text:span><text:span text:style-name="T1"> range(len(</text:span><text:span text:style-name="T4">self</text:span><text:span text:style-name="T1">.obstacleList)): </text:span><text:span text:style-name="T7"># Run through the list of obstacles</text:span></text:p>
      <text:p text:style-name="P11">                    <text:span text:style-name="T7">#check collision with projectile or target</text:span></text:p>
      <text:p text:style-name="P11">                    <text:span text:style-name="T4">if</text:span><text:span text:style-name="T1"> </text:span><text:span text:style-name="T4">self</text:span><text:span text:style-name="T1">.obstacleList[i].check_collision(</text:span><text:span text:style-name="T4">self</text:span><text:span text:style-name="T1">.projectile, </text:span><text:soft-page-break/><text:span text:style-name="T4">self</text:span><text:span text:style-name="T1">.projectileImage) </text:span><text:span text:style-name="T4">and</text:span><text:span text:style-name="T1"> </text:span><text:span text:style-name="T4">not</text:span><text:span text:style-name="T1"> </text:span><text:span text:style-name="T4">self</text:span><text:span text:style-name="T1">.in_flight : </text:span><text:span text:style-name="T7"># Call the method to check if the projectile or target has hit the obstacle</text:span></text:p>
      <text:p text:style-name="P11">                        <text:span text:style-name="T4">self</text:span><text:span text:style-name="T1">.obstacleManager() </text:span><text:span text:style-name="T7"># Call the function to manage the obstacles</text:span></text:p>
      <text:p text:style-name="P7"/>
      <text:p text:style-name="P11">                <text:span text:style-name="T4">if</text:span><text:span text:style-name="T1"> </text:span><text:span text:style-name="T4">self</text:span><text:span text:style-name="T1">.projectile.x &lt; </text:span><text:span text:style-name="T11">0</text:span><text:span text:style-name="T1"> </text:span><text:span text:style-name="T4">or</text:span><text:span text:style-name="T1"> </text:span><text:span text:style-name="T4">self</text:span><text:span text:style-name="T1">.projectile.x &gt; </text:span><text:span text:style-name="T4">self</text:span><text:span text:style-name="T1">.SCREEN_WIDTH </text:span><text:span text:style-name="T4">or</text:span><text:span text:style-name="T1"> </text:span><text:span text:style-name="T4">self</text:span><text:span text:style-name="T1">.projectile.y &gt; </text:span><text:span text:style-name="T4">self</text:span><text:span text:style-name="T1">.SCREEN_HEIGHT </text:span><text:span text:style-name="T4">or</text:span><text:span text:style-name="T1"> </text:span><text:span text:style-name="T4">self</text:span><text:span text:style-name="T1">.projectile.x &lt; </text:span><text:span text:style-name="T11">0</text:span><text:span text:style-name="T1">:</text:span></text:p>
      <text:p text:style-name="P11">                    <text:span text:style-name="T1">pygame.mixer.Channel(</text:span><text:span text:style-name="T11">0</text:span><text:span text:style-name="T1">).play(pygame.mixer.Sound(</text:span><text:span text:style-name="T9">'assets\\error.mp3'</text:span><text:span text:style-name="T1">))</text:span></text:p>
      <text:p text:style-name="P11">                    <text:span text:style-name="T4">break</text:span></text:p>
      <text:p text:style-name="P7"/>
      <text:p text:style-name="P11">                <text:span text:style-name="T9">"""EVENT HANDLING"""</text:span></text:p>
      <text:p text:style-name="P11">                <text:span text:style-name="T4">for</text:span><text:span text:style-name="T1"> event </text:span><text:span text:style-name="T4">in</text:span><text:span text:style-name="T1"> pygame.event.get(): </text:span><text:span text:style-name="T7"># Get all the events that occur</text:span></text:p>
      <text:p text:style-name="P11">                    <text:span text:style-name="T4">if</text:span><text:span text:style-name="T1"> event.type == pygame.QUIT: </text:span><text:span text:style-name="T7"># If the user clicks the close button, end the game</text:span></text:p>
      <text:p text:style-name="P11">                        <text:span text:style-name="T4">self</text:span><text:span text:style-name="T1">.running = </text:span><text:span text:style-name="T4">False</text:span><text:span text:style-name="T1"> </text:span><text:span text:style-name="T7"># Set the boolean variable to False to indicate that the game is over</text:span></text:p>
      <text:p text:style-name="P11">                        <text:span text:style-name="T4">self</text:span><text:span text:style-name="T1">.game_over = </text:span><text:span text:style-name="T4">True</text:span><text:span text:style-name="T1"> </text:span><text:span text:style-name="T7"># Set the boolean variable to True to indicate that the game is over</text:span></text:p>
      <text:p text:style-name="P11">                        <text:span text:style-name="T4">break</text:span></text:p>
      <text:p text:style-name="P11">                    <text:span text:style-name="T4">if</text:span><text:span text:style-name="T1"> event.type == pygame.KEYDOWN: </text:span><text:span text:style-name="T7"># If the user presses a key</text:span></text:p>
      <text:p text:style-name="P11">                        <text:span text:style-name="T4">if</text:span><text:span text:style-name="T1"> event.key == pygame.K_l:</text:span></text:p>
      <text:p text:style-name="P11">                            <text:span text:style-name="T4">self</text:span><text:span text:style-name="T1">.game_over = </text:span><text:span text:style-name="T4">True</text:span></text:p>
      <text:p text:style-name="P11">                            <text:span text:style-name="T4">self</text:span><text:span text:style-name="T1">.levelManager(</text:span><text:span text:style-name="T4">True</text:span><text:span text:style-name="T1">)</text:span></text:p>
      <text:p text:style-name="P11">                    <text:span text:style-name="T4">elif</text:span><text:span text:style-name="T1"> event.type == pygame.MOUSEBUTTONDOWN: </text:span><text:span text:style-name="T7"># If the user clicks the mouse</text:span></text:p>
      <text:p text:style-name="P11">                        <text:span text:style-name="T4">if</text:span><text:span text:style-name="T1"> event.button == </text:span><text:span text:style-name="T11">1</text:span><text:span text:style-name="T1">: </text:span><text:span text:style-name="T7"># If the user clicks the left mouse button</text:span></text:p>
      <text:p text:style-name="P11">                            <text:span text:style-name="T4">if</text:span><text:span text:style-name="T1"> </text:span><text:span text:style-name="T4">not</text:span><text:span text:style-name="T1"> </text:span><text:span text:style-name="T4">self</text:span><text:span text:style-name="T1">.launched </text:span><text:span text:style-name="T4">and</text:span><text:span text:style-name="T1"> </text:span><text:span text:style-name="T4">not</text:span><text:span text:style-name="T1"> </text:span><text:span text:style-name="T4">self</text:span><text:span text:style-name="T1">.in_flight: </text:span><text:span text:style-name="T7"># If the projectile has not been launched and is not in flight</text:span></text:p>
      <text:p text:style-name="P11">                                <text:span text:style-name="T4">self</text:span><text:span text:style-name="T1">.launched = </text:span><text:span text:style-name="T4">True</text:span><text:span text:style-name="T1"> </text:span><text:span text:style-name="T7"># Set the boolean variable to True to indicate that the projectile has been launched</text:span></text:p>
      <text:p text:style-name="P11">                            <text:span text:style-name="T4">else</text:span><text:span text:style-name="T1">: </text:span><text:span text:style-name="T7"># If the projectile has been launched or is in flight</text:span></text:p>
      <text:p text:style-name="P11">                                <text:span text:style-name="T4">self</text:span><text:span text:style-name="T1">.game_over = </text:span><text:span text:style-name="T4">True</text:span><text:span text:style-name="T1"> </text:span><text:span text:style-name="T7"># Set the boolean variable to True to indicate that the game is over </text:span></text:p>
      <text:p text:style-name="P11"><text:soft-page-break/>                                </text:p>
      <text:p text:style-name="P11">                <text:span text:style-name="T9">"""DRAW THE GAME STATE"""</text:span></text:p>
      <text:p text:style-name="P11">                <text:span text:style-name="T4">self</text:span><text:span text:style-name="T1">.screen.fill(</text:span><text:span text:style-name="T4">self</text:span><text:span text:style-name="T1">.bg_colour) </text:span><text:span text:style-name="T7"># Fill the screen with the background colour</text:span></text:p>
      <text:p text:style-name="P11">                <text:span text:style-name="T7">#draw background image</text:span></text:p>
      <text:p text:style-name="P11">                <text:span text:style-name="T7">#self.screen.blit(self.background, (0,0))</text:span></text:p>
      <text:p text:style-name="P11">                <text:span text:style-name="T4">if</text:span><text:span text:style-name="T1"> </text:span><text:span text:style-name="T4">self</text:span><text:span text:style-name="T1">.in_flight:</text:span></text:p>
      <text:p text:style-name="P11">                    <text:span text:style-name="T4">self</text:span><text:span text:style-name="T1">.projectileImage.draw(</text:span><text:span text:style-name="T4">self</text:span><text:span text:style-name="T1">.screen, </text:span><text:span text:style-name="T4">self</text:span><text:span text:style-name="T1">.projectile.x, </text:span><text:span text:style-name="T4">self</text:span><text:span text:style-name="T1">.projectile.y) </text:span><text:span text:style-name="T7"># Draw the projectile on the screen</text:span></text:p>
      <text:p text:style-name="P11">                <text:span text:style-name="T4">self</text:span><text:span text:style-name="T1">.cannon.draw(</text:span><text:span text:style-name="T4">self</text:span><text:span text:style-name="T1">.screen) </text:span><text:span text:style-name="T7"># Draw the cannon on the screen</text:span></text:p>
      <text:p text:style-name="P11">                <text:span text:style-name="T4">self</text:span><text:span text:style-name="T1">.target.draw(</text:span><text:span text:style-name="T4">self</text:span><text:span text:style-name="T1">.screen) </text:span><text:span text:style-name="T7"># Draw the target on the screen</text:span></text:p>
      <text:p text:style-name="P11">                <text:span text:style-name="T4">for</text:span><text:span text:style-name="T1"> i </text:span><text:span text:style-name="T4">in</text:span><text:span text:style-name="T1"> range(len(</text:span><text:span text:style-name="T4">self</text:span><text:span text:style-name="T1">.obstacleList)): </text:span><text:span text:style-name="T7"># Loop through the list of obstacles</text:span></text:p>
      <text:p text:style-name="P11">                    <text:span text:style-name="T4">self</text:span><text:span text:style-name="T1">.obstacleList[i].draw(</text:span><text:span text:style-name="T4">self</text:span><text:span text:style-name="T1">.screen) </text:span><text:span text:style-name="T7"># Draw the obstacle on the screen</text:span></text:p>
      <text:p text:style-name="P7"/>
      <text:p text:style-name="P11">                <text:span text:style-name="T4">self</text:span><text:span text:style-name="T1">.windArrow.draw_rotate(</text:span><text:span text:style-name="T4">self</text:span><text:span text:style-name="T1">.projectile.wind_angle, </text:span><text:span text:style-name="T4">self</text:span><text:span text:style-name="T1">.screen) </text:span><text:span text:style-name="T7"># Draw the wind arrow on the screen</text:span></text:p>
      <text:p text:style-name="P7"/>
      <text:p text:style-name="P11">                <text:span text:style-name="T4">if</text:span><text:span text:style-name="T1"> len(</text:span><text:span text:style-name="T4">self</text:span><text:span text:style-name="T1">.projectile.trajectory) &gt; </text:span><text:span text:style-name="T11">1</text:span><text:span text:style-name="T1">: </text:span><text:span text:style-name="T7"># If the projectile has a trajectory</text:span></text:p>
      <text:p text:style-name="P11">                    <text:span text:style-name="T1">pygame.draw.lines(</text:span><text:span text:style-name="T4">self</text:span><text:span text:style-name="T1">.screen, </text:span><text:span text:style-name="T4">self</text:span><text:span text:style-name="T1">.projectileImage.projectile_colour, </text:span><text:span text:style-name="T4">False</text:span><text:span text:style-name="T1">, </text:span><text:span text:style-name="T4">self</text:span><text:span text:style-name="T1">.projectile.trajectory[-</text:span><text:span text:style-name="T11">1000</text:span><text:span text:style-name="T1">:], </text:span><text:span text:style-name="T11">1</text:span><text:span text:style-name="T1">) </text:span><text:span text:style-name="T7"># Draw the trajectory of the projectile on the screen</text:span></text:p>
      <text:p text:style-name="P7"/>
      <text:p text:style-name="P11">                <text:span text:style-name="T1">font = pygame.font.SysFont(</text:span><text:span text:style-name="T9">"consolas"</text:span><text:span text:style-name="T1">, </text:span><text:span text:style-name="T11">20</text:span><text:span text:style-name="T1">) </text:span><text:span text:style-name="T7"># Set the font and size of the text that will be displayed on the screen</text:span></text:p>
      <text:p text:style-name="P11">                <text:span text:style-name="T1">text = font.render(</text:span><text:span text:style-name="T4">f</text:span><text:span text:style-name="T9">"Cannon Velocity: </text:span><text:span text:style-name="T1">{round(</text:span><text:span text:style-name="T4">self</text:span><text:span text:style-name="T1">.projectile.vx, </text:span><text:span text:style-name="T11">2</text:span><text:span text:style-name="T1">)}</text:span><text:span text:style-name="T9">, </text:span><text:span text:style-name="T1">{round(</text:span><text:span text:style-name="T4">self</text:span><text:span text:style-name="T1">.projectile.vy, </text:span><text:span text:style-name="T11">2</text:span><text:span text:style-name="T1">)}</text:span><text:span text:style-name="T9"> Wind Speed: </text:span><text:span text:style-name="T1">{round(</text:span><text:span text:style-name="T4">self</text:span><text:span text:style-name="T1">.projectile.wind_speed,</text:span><text:span text:style-name="T11">4</text:span><text:span text:style-name="T1">)}</text:span><text:span text:style-name="T9">m/s"</text:span><text:span text:style-name="T1">, </text:span><text:span text:style-name="T4">True</text:span><text:span text:style-name="T1">, (</text:span><text:span text:style-name="T11">255</text:span><text:span text:style-name="T1">, </text:span><text:span text:style-name="T11">255</text:span><text:span text:style-name="T1">, </text:span><text:span text:style-name="T11">255</text:span><text:span text:style-name="T1">)) </text:span><text:span text:style-name="T7"># Write the x-velocity and y-velocity of the cannon on the screen and round the values to 2 decimal places. Text is white</text:span></text:p>
      <text:p text:style-name="P11">                <text:span text:style-name="T4">self</text:span><text:span text:style-name="T1">.screen.blit(text, (</text:span><text:span text:style-name="T11">10</text:span><text:span text:style-name="T1">, </text:span><text:span text:style-name="T11">10</text:span><text:span text:style-name="T1">)) </text:span><text:span text:style-name="T7"># Draw the text on the screen</text:span></text:p>
      <text:p text:style-name="P11">                <text:span text:style-name="T1">text = font.render(</text:span><text:span text:style-name="T4">f</text:span><text:span text:style-name="T9">"Drag Coefficient: "</text:span><text:span text:style-name="T1"> + </text:span><text:soft-page-break/><text:span text:style-name="T1">str(</text:span><text:span text:style-name="T4">self</text:span><text:span text:style-name="T1">.projectile_Cd) + </text:span><text:span text:style-name="T9">", Mass: "</text:span><text:span text:style-name="T1"> + str(</text:span><text:span text:style-name="T4">self</text:span><text:span text:style-name="T1">.projectile_m) + </text:span><text:span text:style-name="T9">"Kg, Air Resistance: "</text:span><text:span text:style-name="T1"> + str(</text:span><text:span text:style-name="T4">self</text:span><text:span text:style-name="T1">.B2), </text:span><text:span text:style-name="T4">True</text:span><text:span text:style-name="T1">, (</text:span><text:span text:style-name="T11">255</text:span><text:span text:style-name="T1">, </text:span><text:span text:style-name="T11">255</text:span><text:span text:style-name="T1">, </text:span><text:span text:style-name="T11">255</text:span><text:span text:style-name="T1">)) </text:span><text:span text:style-name="T7"># Write the drag coefficient, mass, and air resistance of the projectile on the screen. Text is white</text:span></text:p>
      <text:p text:style-name="P11">                <text:span text:style-name="T4">self</text:span><text:span text:style-name="T1">.screen.blit(text, (</text:span><text:span text:style-name="T11">10</text:span><text:span text:style-name="T1">, </text:span><text:span text:style-name="T11">30</text:span><text:span text:style-name="T1">)) </text:span><text:span text:style-name="T7"># Draw the text on the screen</text:span></text:p>
      <text:p text:style-name="P11">                <text:span text:style-name="T7">#text = font.render(f"Bounces: {self.bounceCounter}", True, (255, 255, 255)) # Write the wind angle on the screen and round the value to 4 decimal places. Text is white</text:span></text:p>
      <text:p text:style-name="P11">                <text:span text:style-name="T7">#self.screen.blit(text, (10, 50)) # Draw the text on the screen</text:span></text:p>
      <text:p text:style-name="P7"/>
      <text:p text:style-name="P11">                <text:span text:style-name="T1">pygame.display.flip() </text:span><text:span text:style-name="T7"># Update the screen</text:span></text:p>
      <text:p text:style-name="P7"/>
      <text:p text:style-name="P11">        <text:span text:style-name="T1">pygame.quit() </text:span><text:span text:style-name="T7"># Quit the game</text:span></text:p>
      <text:p text:style-name="P7"/>
      <text:p text:style-name="P9">game = Game() <text:span text:style-name="T6"># Create an instance of the Game class</text:span></text:p>
      <text:p text:style-name="P9">game.run()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impact, 'Courier New', monospace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30T16:29:42.999000000</dc:date>
    <meta:editing-duration>PT8M2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23" meta:paragraph-count="593" meta:word-count="4135" meta:character-count="33997" meta:non-whitespace-character-count="24631"/>
  </office:meta>
</office:document-meta>
</file>